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05d5"/>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text-properties officeooo:paragraph-rsid="001705d5"/>
    </style:style>
    <style:style style:name="P35"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1226721354" text:style-name="L1">
        <text:list-item>
          <text:p text:style-name="P4"><text:a xlink:type="simple" xlink:href="#research-questions---october-2023" text:style-name="Internet_20_link" text:visited-style-name="Visited_20_Internet_20_Link"><text:span text:style-name="Definition">Research Questions - October 2023</text:span></text:a></text:p>
        </text:list-item>
        <text:list-item>
          <text:p text:style-name="P4"><text:a xlink:type="simple" xlink:href="#literature-review-introduction" text:style-name="Internet_20_link" text:visited-style-name="Visited_20_Internet_20_Link"><text:span text:style-name="Definition">Literature Review Introduction</text:span></text:a></text:p>
        </text:list-item>
        <text:list-item>
          <text:p text:style-name="P4"><text:a xlink:type="simple" xlink:href="#literature-review-overview---structure-by-hand" text:style-name="Internet_20_link" text:visited-style-name="Visited_20_Internet_20_Link"><text:span text:style-name="Definition">Literature Review overview - structure by hand</text:span></text:a></text:p>
        </text:list-item>
        <text:list-item>
          <text:p text:style-name="P4"><text:a xlink:type="simple" xlink:href="#structuring-the-literature-review" text:style-name="Internet_20_link" text:visited-style-name="Visited_20_Internet_20_Link"><text:span text:style-name="Definition">Structuring the literature review</text:span></text:a></text:p>
        </text:list-item>
        <text:list-item>
          <text:p text:style-name="P4"><text:a xlink:type="simple" xlink:href="#start-exploring-barriers-to-participation-in-digital-making" text:style-name="Internet_20_link" text:visited-style-name="Visited_20_Internet_20_Link"><text:span text:style-name="Definition">Start exploring barriers to participation in digital making</text:span></text:a></text:p>
        </text:list-item>
        <text:list-item>
          <text:p text:style-name="P4"><text:a xlink:type="simple" xlink:href="#review-of-relevant-barriers-emerging-in-the-literature" text:style-name="Internet_20_link" text:visited-style-name="Visited_20_Internet_20_Link"><text:span text:style-name="Definition">Review of relevant barriers emerging in the literature</text:span></text:a></text:p>
          <text:list text:style-name="L2">
            <text:list-item>
              <text:p text:style-name="P5"><text:a xlink:type="simple" xlink:href="#barrier-paucity-on-research-on-designing-for-face-to-face-learning-communities-of-novice-game-makers" text:style-name="Internet_20_link" text:visited-style-name="Visited_20_Internet_20_Link"><text:span text:style-name="Definition">Barrier: Paucity on research on designing for face to face learning communities of novice game makers</text:span></text:a></text:p>
            </text:list-item>
            <text:list-item>
              <text:p text:style-name="P5"><text:a xlink:type="simple" xlink:href="#cultural-identity-barriers-to-participation-in" text:style-name="Internet_20_link" text:visited-style-name="Visited_20_Internet_20_Link"><text:span text:style-name="Definition">Cultural / Identity barriers to participation in …</text:span></text:a></text:p>
              <text:list text:style-name="L3">
                <text:list-item>
                  <text:p text:style-name="P6"><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5"><text:a xlink:type="simple" xlink:href="#studies-with-pedagogies-addressing-barriers-to-do-with-identity-and-computer-cultures" text:style-name="Internet_20_link" text:visited-style-name="Visited_20_Internet_20_Link"><text:span text:style-name="Definition">Studies with pedagogies addressing barriers to do with identity and computer cultures</text:span></text:a></text:p>
            </text:list-item>
            <text:list-item>
              <text:p text:style-name="P5"><text:a xlink:type="simple" xlink:href="#barriers---unsuitable-technical-tools-and-support-documentation" text:style-name="Internet_20_link" text:visited-style-name="Visited_20_Internet_20_Link"><text:span text:style-name="Definition">Barriers - Unsuitable technical tools and support documentation</text:span></text:a></text:p>
            </text:list-item>
            <text:list-item>
              <text:p text:style-name="P5"><text:a xlink:type="simple" xlink:href="#barrier---unfamiliarity-with-support-practices" text:style-name="Internet_20_link" text:visited-style-name="Visited_20_Internet_20_Link"><text:span text:style-name="Definition">Barrier - unfamiliarity with support practices</text:span></text:a></text:p>
            </text:list-item>
          </text:list>
        </text:list-item>
        <text:list-item>
          <text:p text:style-name="P4"><text:a xlink:type="simple" xlink:href="#pedagogies-from-coding-for-learning-community---k12-focused" text:style-name="Internet_20_link" text:visited-style-name="Visited_20_Internet_20_Link"><text:span text:style-name="Definition">Pedagogies from coding for learning community - K12 focused</text:span></text:a></text:p>
          <text:list text:style-name="L4">
            <text:list-item>
              <text:p text:style-name="P7"><text:a xlink:type="simple" xlink:href="#also-see-this-writing-and-adapt" text:style-name="Internet_20_link" text:visited-style-name="Visited_20_Internet_20_Link"><text:span text:style-name="Definition">Also See this writing and adapt</text:span></text:a></text:p>
            </text:list-item>
            <text:list-item>
              <text:p text:style-name="P7"><text:a xlink:type="simple" xlink:href="#tutorials-and-code-examples" text:style-name="Internet_20_link" text:visited-style-name="Visited_20_Internet_20_Link"><text:span text:style-name="Definition">Tutorials and code examples</text:span></text:a></text:p>
            </text:list-item>
            <text:list-item>
              <text:p text:style-name="P7"><text:a xlink:type="simple" xlink:href="#umc-mircroworlds-and-half-baked-games" text:style-name="Internet_20_link" text:visited-style-name="Visited_20_Internet_20_Link"><text:span text:style-name="Definition">UMC, Mircroworlds and Half-Baked Games</text:span></text:a></text:p>
              <text:list text:style-name="L5">
                <text:list-item>
                  <text:p text:style-name="P8"><text:a xlink:type="simple" xlink:href="#use-modify-create" text:style-name="Internet_20_link" text:visited-style-name="Visited_20_Internet_20_Link"><text:span text:style-name="Definition">Use Modify Create</text:span></text:a></text:p>
                </text:list-item>
                <text:list-item>
                  <text:p text:style-name="P8"><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7"><text:a xlink:type="simple" xlink:href="#primm" text:style-name="Internet_20_link" text:visited-style-name="Visited_20_Internet_20_Link"><text:span text:style-name="Definition">PRIMM</text:span></text:a></text:p>
            </text:list-item>
            <text:list-item>
              <text:p text:style-name="P7"><text:a xlink:type="simple" xlink:href="#semantic-profiles-and-waves" text:style-name="Internet_20_link" text:visited-style-name="Visited_20_Internet_20_Link"><text:span text:style-name="Definition">Semantic Profiles and Waves</text:span></text:a></text:p>
            </text:list-item>
            <text:list-item>
              <text:p text:style-name="P7"><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7"><text:a xlink:type="simple" xlink:href="#project-based-learning-pbl" text:style-name="Internet_20_link" text:visited-style-name="Visited_20_Internet_20_Link"><text:span text:style-name="Definition">Project based learning PBL</text:span></text:a></text:p>
              <text:list text:style-name="L6">
                <text:list-item>
                  <text:p text:style-name="P9"><text:a xlink:type="simple" xlink:href="#game-making-and-project-problem-based-learning" text:style-name="Internet_20_link" text:visited-style-name="Visited_20_Internet_20_Link"><text:span text:style-name="Definition">Game making and Project / Problem Based Learning</text:span></text:a></text:p>
                </text:list-item>
                <text:list-item>
                  <text:p text:style-name="P9"><text:a xlink:type="simple" xlink:href="#pbl-and-authenticity" text:style-name="Internet_20_link" text:visited-style-name="Visited_20_Internet_20_Link"><text:span text:style-name="Definition">PBL and Authenticity</text:span></text:a></text:p>
                </text:list-item>
              </text:list>
            </text:list-item>
          </text:list>
        </text:list-item>
        <text:list-item>
          <text:p text:style-name="P4"><text:a xlink:type="simple" xlink:href="#pedagogical-resources-in-the-form-of-professional-practices-and-frameworks" text:style-name="Internet_20_link" text:visited-style-name="Visited_20_Internet_20_Link"><text:span text:style-name="Definition">Pedagogical resources in the form of professional practices and frameworks</text:span></text:a></text:p>
          <text:list text:style-name="L7">
            <text:list-item>
              <text:p text:style-name="P10"><text:a xlink:type="simple" xlink:href="#design-steps-frameworks-via-stages" text:style-name="Internet_20_link" text:visited-style-name="Visited_20_Internet_20_Link"><text:span text:style-name="Definition">Design steps frameworks via stages</text:span></text:a></text:p>
              <text:list text:style-name="L8">
                <text:list-item>
                  <text:p text:style-name="P11"><text:a xlink:type="simple" xlink:href="#broad-design-based-approaches" text:style-name="Internet_20_link" text:visited-style-name="Visited_20_Internet_20_Link"><text:span text:style-name="Definition">Broad design based approaches</text:span></text:a></text:p>
                </text:list-item>
              </text:list>
            </text:list-item>
            <text:list-item>
              <text:p text:style-name="P10"><text:a xlink:type="simple" xlink:href="#mda-and-conceptual-game-elements-framework" text:style-name="Internet_20_link" text:visited-style-name="Visited_20_Internet_20_Link"><text:span text:style-name="Definition">MDA and conceptual game elements framework</text:span></text:a></text:p>
            </text:list-item>
            <text:list-item>
              <text:p text:style-name="P10"><text:a xlink:type="simple" xlink:href="#design-patterns-and-game-design-patterns-in-professional-context" text:style-name="Internet_20_link" text:visited-style-name="Visited_20_Internet_20_Link"><text:span text:style-name="Definition">Design Patterns and Game Design Patterns in professional context</text:span></text:a></text:p>
            </text:list-item>
            <text:list-item>
              <text:p text:style-name="P10"><text:a xlink:type="simple" xlink:href="#using-professional-frameworks-to-help-novice-game-makers" text:style-name="Internet_20_link" text:visited-style-name="Visited_20_Internet_20_Link"><text:span text:style-name="Definition">Using professional frameworks to help novice game makers</text:span></text:a></text:p>
              <text:list text:style-name="L9">
                <text:list-item>
                  <text:p text:style-name="P12"><text:a xlink:type="simple" xlink:href="#using-concepts-of-design-patterns-and-game-design-patterns" text:style-name="Internet_20_link" text:visited-style-name="Visited_20_Internet_20_Link"><text:span text:style-name="Definition">Using concepts of design patterns and game design patterns</text:span></text:a></text:p>
                </text:list-item>
                <text:list-item>
                  <text:p text:style-name="P12"><text:a xlink:type="simple" xlink:href="#using-pattern-collections-and-code-examples-to-help-students." text:style-name="Internet_20_link" text:visited-style-name="Visited_20_Internet_20_Link"><text:span text:style-name="Definition">Using pattern collections and code examples to help students.</text:span></text:a></text:p>
                </text:list-item>
              </text:list>
            </text:list-item>
          </text:list>
        </text:list-item>
        <text:list-item>
          <text:p text:style-name="P4"><text:a xlink:type="simple" xlink:href="#informal-education-pedagogies" text:style-name="Internet_20_link" text:visited-style-name="Visited_20_Internet_20_Link"><text:span text:style-name="Definition">Informal Education Pedagogies</text:span></text:a></text:p>
          <text:list text:style-name="L10">
            <text:list-item>
              <text:p text:style-name="P13"><text:a xlink:type="simple" xlink:href="#defining-and-conceptualising-informal-education" text:style-name="Internet_20_link" text:visited-style-name="Visited_20_Internet_20_Link"><text:span text:style-name="Definition">Defining and conceptualising informal education</text:span></text:a></text:p>
              <text:list text:style-name="L11">
                <text:list-item>
                  <text:p text:style-name="P14"><text:a xlink:type="simple" xlink:href="#conceptualising-informal-education-via-foundational-theory" text:style-name="Internet_20_link" text:visited-style-name="Visited_20_Internet_20_Link"><text:span text:style-name="Definition">Conceptualising informal education via foundational theory</text:span></text:a></text:p>
                </text:list-item>
                <text:list-item>
                  <text:p text:style-name="P14"><text:a xlink:type="simple" xlink:href="#informal-participatory-digital-and-gaming-communities" text:style-name="Internet_20_link" text:visited-style-name="Visited_20_Internet_20_Link"><text:span text:style-name="Definition">Informal, participatory, digital and gaming communities</text:span></text:a></text:p>
                </text:list-item>
              </text:list>
            </text:list-item>
            <text:list-item>
              <text:p text:style-name="P13"><text:a xlink:type="simple" xlink:href="#guided-participation-rogoff-and-communities-of-learners" text:style-name="Internet_20_link" text:visited-style-name="Visited_20_Internet_20_Link"><text:span text:style-name="Definition">Guided participation Rogoff and Communities of Learners</text:span></text:a></text:p>
              <text:list text:style-name="L12">
                <text:list-item>
                  <text:p text:style-name="P15"><text:a xlink:type="simple" xlink:href="#funds-of-knowledge" text:style-name="Internet_20_link" text:visited-style-name="Visited_20_Internet_20_Link"><text:span text:style-name="Definition">Funds of Knowledge</text:span></text:a></text:p>
                </text:list-item>
                <text:list-item>
                  <text:p text:style-name="P15"><text:a xlink:type="simple" xlink:href="#retro-gaming-as-a-fund-of-knowledge---move-to-intro" text:style-name="Internet_20_link" text:visited-style-name="Visited_20_Internet_20_Link"><text:span text:style-name="Definition">Retro Gaming as a Fund of knowledge - move to intro?</text:span></text:a></text:p>
                </text:list-item>
              </text:list>
            </text:list-item>
          </text:list>
        </text:list-item>
        <text:list-item>
          <text:p text:style-name="P4"><text:a xlink:type="simple" xlink:href="#relevant-case-studies-in-face-to-face-context---family-making-ito-gee-etc" text:style-name="Internet_20_link" text:visited-style-name="Visited_20_Internet_20_Link"><text:span text:style-name="Definition">Relevant case studies in face-to-face context - Family Making, Ito / Gee etc</text:span></text:a></text:p>
          <text:list text:style-name="L13">
            <text:list-item>
              <text:p text:style-name="P16"><text:a xlink:type="simple" xlink:href="#participatory-design" text:style-name="Internet_20_link" text:visited-style-name="Visited_20_Internet_20_Link"><text:span text:style-name="Definition">Participatory Design</text:span></text:a></text:p>
            </text:list-item>
            <text:list-item>
              <text:p text:style-name="P16"><text:a xlink:type="simple" xlink:href="#family-making---what-in-particular-to-explore" text:style-name="Internet_20_link" text:visited-style-name="Visited_20_Internet_20_Link"><text:span text:style-name="Definition">Family Making - WHAT IN PARTICULAR TO EXPLORE ?</text:span></text:a></text:p>
            </text:list-item>
            <text:list-item>
              <text:p text:style-name="P16"><text:a xlink:type="simple" xlink:href="#game-playing-and-making-communities---community-activities-around-the-game-gee-ito" text:style-name="Internet_20_link" text:visited-style-name="Visited_20_Internet_20_Link"><text:span text:style-name="Definition">Game playing and making communities - community activities around the game Gee / Ito</text:span></text:a></text:p>
            </text:list-item>
            <text:list-item>
              <text:p text:style-name="P16"><text:a xlink:type="simple" xlink:href="#game-jams-game-competitions" text:style-name="Internet_20_link" text:visited-style-name="Visited_20_Internet_20_Link"><text:span text:style-name="Definition">Game jams &amp; game competitions</text:span></text:a></text:p>
            </text:list-item>
            <text:list-item>
              <text:p text:style-name="P16"><text:a xlink:type="simple" xlink:href="#mantle-of-the-expert-and-drama-processes-games" text:style-name="Internet_20_link" text:visited-style-name="Visited_20_Internet_20_Link"><text:span text:style-name="Definition">Mantle of the Expert (and drama processes games)</text:span></text:a></text:p>
            </text:list-item>
            <text:list-item>
              <text:p text:style-name="P16"><text:a xlink:type="simple" xlink:href="#digital-informal-participatory-culture-and-learning" text:style-name="Internet_20_link" text:visited-style-name="Visited_20_Internet_20_Link"><text:span text:style-name="Definition">Digital informal / participatory culture and Learning</text:span></text:a></text:p>
            </text:list-item>
            <text:list-item>
              <text:p text:style-name="P16"><text:a xlink:type="simple" xlink:href="#tinkering-and-maps-of-learning-dimensions" text:style-name="Internet_20_link" text:visited-style-name="Visited_20_Internet_20_Link"><text:span text:style-name="Definition">Tinkering and Maps of learning Dimensions</text:span></text:a></text:p>
              <text:list text:style-name="L14">
                <text:list-item>
                  <text:p text:style-name="P17"><text:a xlink:type="simple" xlink:href="#barrier---inequality-of-access-to-participatory-culture-communities---perhaps-rewrite-this-based-on-tensions" text:style-name="Internet_20_link" text:visited-style-name="Visited_20_Internet_20_Link"><text:soft-page-break/><text:span text:style-name="Definition">Barrier - Inequality of access to participatory culture communities - PERHAPS REWRITE THIS BASED ON TENSIONS</text:span></text:a></text:p>
                </text:list-item>
              </text:list>
            </text:list-item>
            <text:list-item>
              <text:p text:style-name="P16"><text:a xlink:type="simple" xlink:href="#barrier---lack-of-knowledge-of-cultural-processes" text:style-name="Internet_20_link" text:visited-style-name="Visited_20_Internet_20_Link"><text:span text:style-name="Definition">Barrier - lack of knowledge of cultural processes</text:span></text:a></text:p>
            </text:list-item>
          </text:list>
        </text:list-item>
      </text:list>
      <text:h text:style-name="Heading_20_2" text:outline-level="2"><text:bookmark-start text:name="research-questions---october-2023"/>Research Questions - October 2023<text:bookmark-end text:name="research-questions---october-2023"/></text:h>
      <text:list text:style-name="L15">
        <text:list-item>
          <text:p text:style-name="P18">What pedagogical tools and processes are available to support novices to overcome barriers to game coding and design?</text:p>
        </text:list-item>
        <text:list-item>
          <text:p text:style-name="P18">How can participant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xml:id="list2361154840" text:style-name="L16">
        <text:list-item>
          <text:p text:style-name="P19">Recap motivations for game making and terms needed to expore that later</text:p>
          <text:list text:style-name="L17">
            <text:list-item>
              <text:p text:style-name="P20">CT in relation to Design Patterns - abstract / concrete elements</text:p>
            </text:list-item>
          </text:list>
        </text:list-item>
        <text:list-item>
          <text:p text:style-name="P19">outline existing game making pedagogies &amp; resources for learning coding</text:p>
        </text:list-item>
        <text:list-item>
          <text:p text:style-name="P19">focus in on cultural / social elements of particular promising pedagogies.<text:line-break/></text:p>
        </text:list-item>
        <text:list-item>
          <text:p text:style-name="P19">introduce concepts that may also inform conceptual framework / methodology</text:p>
          <text:list text:style-name="L18">
            <text:list-item>
              <text:p text:style-name="P21">PERHAPS MOVE TO NEXT CHAPTER?</text:p>
            </text:list-item>
          </text:list>
        </text:list-item>
      </text:list>
      <text:h text:style-name="Heading_20_2" text:outline-level="2"><text:bookmark-start text:name="literature-review-overview---structure-by-hand"/>Literature Review overview - structure by hand<text:bookmark-end text:name="literature-review-overview---structure-by-hand"/></text:h>
      <text:p text:style-name="First_20_paragraph"/>
      <text:list text:style-name="L19">
        <text:list-item>
          <text:p text:style-name="P22">Examples informal community creation in practice and research - Parents as brokers in tech use / learning - Roque et al, Barron, Correa - 5th dimension - Mantle of the Expert (and drama processes games)</text:p>
        </text:list-item>
        <text:list-item>
          <text:p text:style-name="P22">Pedagogies - Tinkering -Design-based &amp; Tinkering / Exploratory - Bevan et al - 5th dimension - Mantle of the Expert (and drama processes games)</text:p>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Because of additional the community focus of the study, this is done in a way which spans different community perspectives / scopes. Namely;</text:p>
      <text:p text:style-name="Text_20_body">K12 context focused around curriculum and assessment, professional and enthusiast game making communities, wider pedagogical frameworks focused on participants to develop agency in an evolving community.</text:p>
      <text:p text:style-name="Text_20_body">OR It may be better to identify types of barriers / obstacles and address pedagogies which address then?</text:p>
      <text:h text:style-name="Heading_20_2" text:outline-level="2"><text:bookmark-start text:name="start-exploring-barriers-to-participation-in-digital-making"/>Start exploring barriers to participation in digital making<text:bookmark-end text:name="start-exploring-barriers-to-participation-in-digital-making"/></text:h>
      <text:p text:style-name="First_20_paragraph">Develop from introduction, move to a overview of literature which addresses barriers in participation in coding communities from literature.</text:p>
      <text:p text:style-name="Text_20_body">The focus of this review is to identify broad streams and currents in research.</text:p>
      <text:p text:style-name="Text_20_body"><text:soft-page-break/>In the next chapter the focus here is on practitioner attempts to identify and address barriers to participation in programming .</text:p>
      <text:h text:style-name="Heading_20_2" text:outline-level="2"><text:bookmark-start text:name="review-of-relevant-barriers-emerging-in-the-literature"/>Review of relevant barriers emerging in the literature<text:bookmark-end text:name="review-of-relevant-barriers-emerging-in-the-literature"/></text:h>
      <text:p text:style-name="First_20_paragraph">NOTE - THIS IS ALSO IN THE DESIGN CHAPTER CHOOSE CAREFULLY WHERE TO PUT THE RESULTS.</text:p>
      <text:h text:style-name="Heading_20_4" text:outline-level="4"><text:bookmark-start text:name="barrier-paucity-on-research-on-designing-for-face-to-face-learning-communities-of-novice-game-makers"/>Barrier: Paucity on research on designing for face to face learning communities of novice game makers<text:bookmark-end text:name="barrier-paucity-on-research-on-designing-for-face-to-face-learning-communities-of-novice-game-makers"/></text:h>
      <text:p text:style-name="First_20_paragraph">There is limited research on how to create learning communities making games for educational purposes. Existing research <text:reference-mark-start text:name="ZOTERO_ITEM CSL_CITATION {&quot;citationID&quot;:&quot;kuuxfith&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gT2fHF9NaD"/>(Xiao and Carroll, 2007)<text:reference-mark-end text:name="ZOTERO_ITEM CSL_CITATION {&quot;citationID&quot;:&quot;kuuxfith&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gT2fHF9NaD"/> has close parallels with PBL approaches and has a focus on fostering online collaboration and resources sharing.</text:p>
      <text:p text:style-name="Text_20_body">Many popular and well researched online communities exist <text:a xlink:type="simple" xlink:href="Bruckman" text:style-name="Internet_20_link" text:visited-style-name="Visited_20_Internet_20_Link"><text:span text:style-name="Definition">scratch, itch.io, new grounds</text:span></text:a>.</text:p>
      <text:p text:style-name="Text_20_body">However researchers <text:reference-mark-start text:name="ZOTERO_ITEM CSL_CITATION {&quot;citationID&quot;:&quot;pagduekd&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jYOAZi1Umm"/>(Roque, 2016)<text:reference-mark-end text:name="ZOTERO_ITEM CSL_CITATION {&quot;citationID&quot;:&quot;pagduekd&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jYOAZi1Umm"/> highlighted the limitations of accessibility of online participatory culture. In response Roque <text:reference-mark-start text:name="ZOTERO_ITEM CSL_CITATION {&quot;citationID&quot;:&quot;zhunukxh&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8p0AZjmGcy"/>(Roque, 2016)<text:reference-mark-end text:name="ZOTERO_ITEM CSL_CITATION {&quot;citationID&quot;:&quot;zhunukxh&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8p0AZjmGcy"/> FCL study addressed it with face to face session with help from family members.</text:p>
      <text:p text:style-name="Text_20_body">Sharing practice for researchers and practitioners is complicated. The results are often too abstract to be useful or easily understood by practitioners or too concrete to replicate.</text:p>
      <text:p text:style-name="Text_20_body">Notable exceptions include design pattern collections and design heuristics like that of Brennan and Silverman <text:reference-mark-start text:name="ZOTERO_ITEM CSL_CITATION {&quot;citationID&quot;:&quot;jbalbgz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VEPtXrQSTN"/>(Resnick and Silverman, 2005)<text:reference-mark-end text:name="ZOTERO_ITEM CSL_CITATION {&quot;citationID&quot;:&quot;jbalbgz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VEPtXrQSTN"/></text:p>
      <text:p text:style-name="P23">Tension of leaner choice and direction to learning objectives</text:p>
      <text:p text:style-name="Text_20_body">Authors note that UMC and the value of project based exploration can clash with classroom culture driven by curriculum goals.</text:p>
      <text:p text:style-name="Text_20_body">“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Text_20_body">Quote from <text:reference-mark-start text:name="ZOTERO_ITEM CSL_CITATION {&quot;citationID&quot;:&quot;yyshtqjr&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phBMgKTXa"/>(Franklin et al., 2020)<text:reference-mark-end text:name="ZOTERO_ITEM CSL_CITATION {&quot;citationID&quot;:&quot;yyshtqjr&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phBMgKTXa"/></text:p>
      <text:h text:style-name="Heading_20_3" text:outline-level="3"><text:bookmark-start text:name="cultural-identity-barriers-to-participation-in"/>Cultural / Identity barriers to participation in …<text:bookmark-end text:name="cultural-identity-barriers-to-participation-in"/></text:h>
      <text:p text:style-name="P2">Barriers to participatio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prwlykvr&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0LqI5qvEuE"/>(1990)<text:reference-mark-end text:name="ZOTERO_ITEM CSL_CITATION {&quot;citationID&quot;:&quot;prwlykvr&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0LqI5qvEuE"/>.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text:soft-page-break/>classroom teaching a tendency which is mirrored by recent conceptions and advancement of computational thinking as teaching ideology <text:reference-mark-start text:name="ZOTERO_ITEM CSL_CITATION {&quot;citationID&quot;:&quot;huhlfeho&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45ips0UPuc"/>(Wing, 2008)<text:reference-mark-end text:name="ZOTERO_ITEM CSL_CITATION {&quot;citationID&quot;:&quot;huhlfeho&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45ips0UPuc"/>.</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jtjhgpgd&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k6yafssho0"/>(Papert, 1993:143)<text:reference-mark-end text:name="ZOTERO_ITEM CSL_CITATION {&quot;citationID&quot;:&quot;jtjhgpgd&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k6yafssho0"/>.</text:p>
      <text:p text:style-name="Text_20_body">Kafai and Peppler also address the issues of gender identities and game design <text:reference-mark-start text:name="ZOTERO_ITEM CSL_CITATION {&quot;citationID&quot;:&quot;gutrzqtc&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eaiStJckd2"/>(Kafai and Burke, 2014)<text:reference-mark-end text:name="ZOTERO_ITEM CSL_CITATION {&quot;citationID&quot;:&quot;gutrzqtc&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eaiStJckd2"/> asking how to create new communities and learning environments which align with values of participants rather than aiming to break into existing ones.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studies-with-pedagogies-addressing-barriers-to-do-with-identity-and-computer-cultures"/>Studies with pedagogies addressing barriers to do with identity and computer cultures<text:bookmark-end text:name="studies-with-pedagogies-addressing-barriers-to-do-with-identity-and-computer-cultures"/></text:h>
      <text:p text:style-name="P2">Studies exploring identity and barriers to participation</text:p>
      <text:p text:style-name="Text_20_body">Game making is thus a suitable mediumn to support existing collaborative practices and home interests to overcome difficulties in computer coding.</text:p>
      <text:p text:style-name="Text_20_body">Issues of identities and barriers have been explored in relation to gender in terms of game making in several studies. REWRITE WITH CORRECT CITATIONS - ALSO INCLUDE THE GAME TESTERS OF BLACK STUDENTS.</text:p>
      <text:p text:style-name="P23">Gender related identities</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Kafai and Burke also address the issues of gender identities and game design 2014).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list text:style-name="L20">
        <text:list-item>
          <text:p text:style-name="P24">girl’s low self-confidence in the area of computing compared to their ability <text:reference-mark-start text:name="ZOTERO_ITEM CSL_CITATION {&quot;citationID&quot;:&quot;ezfxdzbw&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0CYtwQylYC"/>(Margolis and Fisher, 2002; Beyer et al., 2003)<text:reference-mark-end text:name="ZOTERO_ITEM CSL_CITATION {&quot;citationID&quot;:&quot;ezfxdzbw&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0CYtwQylYC"/></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citationID&quot;:&quot;oplrcnth&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Qk5iXMd5Tl"/>(Robertson, 2012, 2013)<text:reference-mark-end text:name="ZOTERO_ITEM CSL_CITATION {&quot;citationID&quot;:&quot;oplrcnth&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Qk5iXMd5Tl"/>.</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text:soft-page-break/>studies <text:reference-mark-start text:name="ZOTERO_ITEM CSL_CITATION {&quot;citationID&quot;:&quot;vztxzrme&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63bQrElmOh"/>(Denner, 2007)<text:reference-mark-end text:name="ZOTERO_ITEM CSL_CITATION {&quot;citationID&quot;:&quot;vztxzrme&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63bQrElmOh"/> . Findings were again mixed but encouraging in some areas. While there was no increase in desire to persue computing, there were marked increases in computer related confidence, ability and a decrease in gender stereo typing around computer use.</text:p>
      <text:list text:style-name="L21">
        <text:list-item>
          <text:p text:style-name="P25">Important to caution against gender stereo-typing and identity in relation to computers <text:reference-mark-start text:name="ZOTERO_ITEM CSL_CITATION {&quot;citationID&quot;:&quot;gbqfqnzh&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jz42A6RwK9"/>(Pelletier, 2008)<text:reference-mark-end text:name="ZOTERO_ITEM CSL_CITATION {&quot;citationID&quot;:&quot;gbqfqnzh&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jz42A6RwK9"/></text:p>
        </text:list-item>
        <text:list-item>
          <text:p text:style-name="P25">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Research on making computing inclusive highlights the value personal expression within the process as a motivational factor <text:reference-mark-start text:name="ZOTERO_ITEM CSL_CITATION {&quot;citationID&quot;:&quot;aipvgrmm&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JlvOCb4kTd"/>(Robertson and Nicholson, 2007; Robertson, 2012)<text:reference-mark-end text:name="ZOTERO_ITEM CSL_CITATION {&quot;citationID&quot;:&quot;aipvgrmm&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JlvOCb4kTd"/>.</text:p>
      <text:p text:style-name="P23">Race related identities</text:p>
      <text:p text:style-name="Text_20_body">In study by Thayter and Ko <text:reference-mark-start text:name="ZOTERO_ITEM CSL_CITATION {&quot;citationID&quot;:&quot;epqsitfx&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zo8PqZRquZ"/>(Thayer and Ko, 2017)<text:reference-mark-end text:name="ZOTERO_ITEM CSL_CITATION {&quot;citationID&quot;:&quot;epqsitfx&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zo8PqZRquZ"/> the work of Margolis et al is analysed using concepts from communities of practice, type of barriers, and personal obstacles [(<text:span text:style-name="T1">margolis_stuck_2008?</text:span>);]</text:p>
      <text:p text:style-name="Preformatted_20_Text">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I adopt a similar approach but use the language of AT contradictions, barriers and tensions.</text:p>
      <text:p text:style-name="Text_20_body">Glitch game testers <text:reference-mark-start text:name="ZOTERO_ITEM CSL_CITATION {&quot;citationID&quot;:&quot;ezaviely&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kolKKEzTKa"/>(DiSalvo et al., 2008, 2009, 2014)<text:reference-mark-end text:name="ZOTERO_ITEM CSL_CITATION {&quot;citationID&quot;:&quot;ezaviely&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kolKKEzTKa"/></text:p>
      <text:p text:style-name="P23">Other Non-dominant identities</text:p>
      <text:p text:style-name="Text_20_body">Shift to other tactics like Family Connected Learning Roque.</text:p>
      <text:h text:style-name="Heading_20_3" text:outline-level="3"><text:bookmark-start text:name="barriers---unsuitable-technical-tools-and-support-documentation"/>Barriers - Unsuitable technical tools and support documentation<text:bookmark-end text:name="barriers---unsuitable-technical-tools-and-support-documentation"/></text:h>
      <text:p text:style-name="First_20_paragraph">The approach of computer coding languages has changed and improved. Those dedicated for new learners. Lgo,</text:p>
      <text:p text:style-name="Text_20_body">Over generations of</text:p>
      <text:p text:style-name="Text_20_body">Much work has been taken out by MIT family developing Papert’s ideas on constructionism in tool use</text:p>
      <text:list text:style-name="L22">
        <text:list-item>
          <text:p text:style-name="P26">Block coding vs text coding, syntax</text:p>
        </text:list-item>
        <text:list-item>
          <text:p text:style-name="P26">Design principles for game making tools, <text:reference-mark-start text:name="ZOTERO_ITEM CSL_CITATION {&quot;citationID&quot;:&quot;fuohxxwm&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eLBAUW6ypV"/>(Resnick and Silverman, 2005; Kafai et al., 2016)<text:reference-mark-end text:name="ZOTERO_ITEM CSL_CITATION {&quot;citationID&quot;:&quot;fuohxxwm&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eLBAUW6ypV"/> ()</text:p>
        </text:list-item>
        <text:list-item>
          <text:p text:style-name="P26">Barriers in using support material for code examples- mapping, understanding, <text:reference-mark-start text:name="ZOTERO_ITEM CSL_CITATION {&quot;citationID&quot;:&quot;rsdpmvse&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8miOh2lZrq"/>(Wang et al., 2021)<text:reference-mark-end text:name="ZOTERO_ITEM CSL_CITATION {&quot;citationID&quot;:&quot;rsdpmvse&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8miOh2lZrq"/></text:p>
        </text:list-item>
      </text:list>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vmikrpgd&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FUHdyg6YeV"/>(Roque and Jain, 2018; Roque et al., n.d.)<text:reference-mark-end text:name="ZOTERO_ITEM CSL_CITATION {&quot;citationID&quot;:&quot;vmikrpgd&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FUHdyg6YeV"/>.</text:p>
      <text:p text:style-name="Text_20_body"/>
      <text:p text:style-name="Text_20_body"><text:soft-page-break/>Computing syntax Lack of knowledge of what to design.. which they call “sandbox games,” that integrates the worlds”</text:p>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23">
        <text:list-item>
          <text:p text:style-name="P27">UMC / Remixing - Half-baked games</text:p>
        </text:list-item>
        <text:list-item>
          <text:p text:style-name="P27">Design approaches - designing for an audience</text:p>
        </text:list-item>
        <text:list-item>
          <text:p text:style-name="P27">Broader definition of CT, computational fluency / computational participation.</text:p>
        </text:list-item>
        <text:list-item>
          <text:p text:style-name="P27">Physical methods, feedback, from constructionism</text:p>
        </text:list-item>
        <text:list-item>
          <text:p text:style-name="P27">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tutorials-and-code-examples"/>Tutorials and code examples<text:bookmark-end text:name="tutorials-and-code-examples"/></text:h>
      <text:p text:style-name="First_20_paragraph">Tutorials are a common way of learning coding and exist in many forms and formats <text:reference-mark-start text:name="ZOTERO_ITEM CSL_CITATION {&quot;citationID&quot;:&quot;grtmewqn&quot;,&quot;properties&quot;:{&quot;formattedCitation&quot;:&quot;(Kim and Ko, 2017; Head et al., 2020)&quot;,&quot;plainCitation&quot;:&quot;(Kim and Ko, 2017; Head et al., 2020)&quot;,&quot;noteIndex&quot;:0},&quot;citationItems&quot;:[{&quot;id&quot;:8712,&quot;uris&quot;:[&quot;http://zotero.org/users/1913249/items/7I5JT79P&quot;,[&quot;http://zotero.org/users/1913249/items/7I5JT79P&quot;]],&quot;itemData&quot;:{&quot;id&quot;:8712,&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citation-key&quot;:&quot;head_composing_2020&quot;},&quot;prefix&quot;:&quot;&quot;,&quot;suffix&quot;:&quot;&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ed3V2IXVHu"/>(Kim and Ko, 2017; Head et al., 2020)<text:reference-mark-end text:name="ZOTERO_ITEM CSL_CITATION {&quot;citationID&quot;:&quot;grtmewqn&quot;,&quot;properties&quot;:{&quot;formattedCitation&quot;:&quot;(Kim and Ko, 2017; Head et al., 2020)&quot;,&quot;plainCitation&quot;:&quot;(Kim and Ko, 2017; Head et al., 2020)&quot;,&quot;noteIndex&quot;:0},&quot;citationItems&quot;:[{&quot;id&quot;:8712,&quot;uris&quot;:[&quot;http://zotero.org/users/1913249/items/7I5JT79P&quot;,[&quot;http://zotero.org/users/1913249/items/7I5JT79P&quot;]],&quot;itemData&quot;:{&quot;id&quot;:8712,&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citation-key&quot;:&quot;head_composing_2020&quot;},&quot;prefix&quot;:&quot;&quot;,&quot;suffix&quot;:&quot;&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ed3V2IXVHu"/>.</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D&quot;:&quot;ixdkauuh&quot;,&quot;properties&quot;:{&quot;formattedCitation&quot;:&quot;(Kim and Ko, 2017:325)&quot;,&quot;plainCitation&quot;:&quot;(Kim and Ko, 2017:325)&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locator&quot;:&quot; 325&quot;,&quot;prefix&quot;:&quot;&quot;}],&quot;schema&quot;:&quot;https://github.com/citation-style-language/schema/raw/master/csl-citation.json&quot;} RNDNk7FOjAIdF"/>(Kim and Ko, 2017:325)<text:reference-mark-end text:name="ZOTERO_ITEM CSL_CITATION {&quot;citationID&quot;:&quot;ixdkauuh&quot;,&quot;properties&quot;:{&quot;formattedCitation&quot;:&quot;(Kim and Ko, 2017:325)&quot;,&quot;plainCitation&quot;:&quot;(Kim and Ko, 2017:325)&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locator&quot;:&quot; 325&quot;,&quot;prefix&quot;:&quot;&quot;}],&quot;schema&quot;:&quot;https://github.com/citation-style-language/schema/raw/master/csl-citation.json&quot;} RNDNk7FOjAIdF"/>.</text:p>
      <text:h text:style-name="Heading_20_3" text:outline-level="3"><text:bookmark-start text:name="umc-mircroworlds-and-half-baked-games"/>UMC, Mircroworlds and Half-Baked Games<text:bookmark-end text:name="umc-mircroworlds-and-half-baked-games"/></text:h>
      <text:h text:style-name="Heading_20_4" text:outline-level="4"><text:bookmark-start text:name="use-modify-create"/>Use Modify Create<text:bookmark-end text:name="use-modify-create"/></text:h>
      <text:p text:style-name="First_20_paragraph">The ‘Use-Modify-Create’ approach proposed by Lee and colleagues <text:reference-mark-start text:name="ZOTERO_ITEM CSL_CITATION {&quot;citationID&quot;:&quot;ccjhrvdb&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AVKWsEksBY"/>(2011)<text:reference-mark-end text:name="ZOTERO_ITEM CSL_CITATION {&quot;citationID&quot;:&quot;ccjhrvdb&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AVKWsEksBY"/> is particularly promising to counter issue of user anxiety surrounding the difficulty of coding games. It comes from the desire to be able to integrate game making and robotics to support computational thinking and draws upon grounded game making studies <text:reference-mark-start text:name="ZOTERO_ITEM CSL_CITATION {&quot;citationID&quot;:&quot;jhxmepnq&quot;,&quot;properties&quot;:{&quot;formattedCitation&quot;:&quot;(Denner et al., 2012, 2014; Werner et al., 2013, 2014)&quot;,&quot;plainCitation&quot;:&quot;(Denner et al., 2012, 2014; Werner et al., 2013,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C43Qz7h07x"/>(Denner et al., 2012, 2014; Werner et al., 2013, 2014)<text:reference-mark-end text:name="ZOTERO_ITEM CSL_CITATION {&quot;citationID&quot;:&quot;jhxmepnq&quot;,&quot;properties&quot;:{&quot;formattedCitation&quot;:&quot;(Denner et al., 2012, 2014; Werner et al., 2013, 2014)&quot;,&quot;plainCitation&quot;:&quot;(Denner et al., 2012, 2014; Werner et al., 2013,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C43Qz7h07x"/></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hjwivrag&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YvxBjFom2t"/>(2011)<text:reference-mark-end text:name="ZOTERO_ITEM CSL_CITATION {&quot;citationID&quot;:&quot;hjwivrag&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YvxBjFom2t"/></text:p>
      <text:p text:style-name="Text_20_body"><text:span text:style-name="T1">Use:</text:span> In the <text:span text:style-name="T3">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3">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text:soft-page-break/>stage, they can progress to replicate such patterns in other code that they create from scratch.</text:p>
      <text:p text:style-name="P34">A study involving five hundred 9 to 14 year-olds found that the UMC approach can balance a structured approach with more student-led exploration <text:reference-mark-start text:name="ZOTERO_ITEM CSL_CITATION {&quot;citationID&quot;:&quot;sfkilgk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2HTbxEnPAF"/>(Franklin et al., 2020)<text:reference-mark-end text:name="ZOTERO_ITEM CSL_CITATION {&quot;citationID&quot;:&quot;sfkilgk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2HTbxEnPAF"/>.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xrvsiqan&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2nIX0PXapM"/><text:span text:style-name="T4">(Lytle, Cateté, et al., 2019)</text:span><text:reference-mark-end text:name="ZOTERO_ITEM CSL_CITATION {&quot;citationID&quot;:&quot;xrvsiqan&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2nIX0PXapM"/>. The researchers found that because students using UMC had more time to play around with code, they were able to add their own personal touches and that this ownership over the code sustained their continued engagement.</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 (DEVELOP)</text:p>
      <text:p text:style-name="Text_20_body">The focus of half-baked games is to design them in a way which encourages malleability of the code in directions that the learner may find interesting <text:reference-mark-start text:name="ZOTERO_ITEM CSL_CITATION {&quot;citationID&quot;:&quot;abreqsoa&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XeGuijXxJB"/>(Kynigos, 2007; Kynigos and Yiannoutsou, 2018)<text:reference-mark-end text:name="ZOTERO_ITEM CSL_CITATION {&quot;citationID&quot;:&quot;abreqsoa&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XeGuijXxJB"/>.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PRIMM<text:bookmark-end text:name="primm"/></text:h>
      <text:p text:style-name="First_20_paragraph">FIND MATERIAL IN OTHER BOOK CHAPTERS</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h text:style-name="Heading_20_3" text:outline-level="3"><text:bookmark-start text:name="semantic-profiles-and-waves"/><text:soft-page-break/>Semantic Profiles and Waves<text:bookmark-end text:name="semantic-profiles-and-wav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ixeenvrx&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pSL8rcl3tr"/>(Macnaught et al., 2013)<text:reference-mark-end text:name="ZOTERO_ITEM CSL_CITATION {&quot;citationID&quot;:&quot;ixeenvrx&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pSL8rcl3tr"/>.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ymoyuvpr&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YjrHsBx5Wv"/>(2020)<text:reference-mark-end text:name="ZOTERO_ITEM CSL_CITATION {&quot;citationID&quot;:&quot;ymoyuvpr&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YjrHsBx5Wv"/>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28">semantic waves</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pmeuwwrk&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Eiqs35ytuw"/>(Preston, 2006)<text:reference-mark-end text:name="ZOTERO_ITEM CSL_CITATION {&quot;citationID&quot;:&quot;pmeuwwrk&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Eiqs35ytuw"/> -</text:p>
      <text:p text:style-name="Text_20_body"><text:span text:style-name="T1">Concepts</text:span> - perhaps some of the underlying concepts like - joint problem spaces - resource interdependence from Preston</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text:soft-page-break/>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24">
        <text:list-item>
          <text:p text:style-name="P29">Student choice</text:p>
        </text:list-item>
      </text:list>
      <text:p text:style-name="First_20_paragraph"><text:span text:style-name="T1">Cautionary note</text:span> While the above claims are widely supported, the wide nature of the definition complicates any broad claims of replicability.</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D&quot;:&quot;ncmnbvkq&quot;,&quot;properties&quot;:{&quot;formattedCitation&quot;:&quot;(Hernandez et al., 2015)&quot;,&quot;plainCitation&quot;:&quot;(Hernandez et al., 2015)&quot;,&quot;noteIndex&quot;:0},&quot;citationItems&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D12KYplF8p"/>(Hernandez et al., 2015)<text:reference-mark-end text:name="ZOTERO_ITEM CSL_CITATION {&quot;citationID&quot;:&quot;ncmnbvkq&quot;,&quot;properties&quot;:{&quot;formattedCitation&quot;:&quot;(Hernandez et al., 2015)&quot;,&quot;plainCitation&quot;:&quot;(Hernandez et al., 2015)&quot;,&quot;noteIndex&quot;:0},&quot;citationItems&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D12KYplF8p"/></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h text:style-name="Heading_20_4" text:outline-level="4"><text:bookmark-start text:name="pbl-and-authenticity"/>PBL and Authenticity<text:bookmark-end text:name="pbl-and-authenticity"/></text:h>
      <text:p text:style-name="First_20_paragraph">The goal of authenticity of expression, assessment and the motivation of a real audience aligns PBL with the kind of learning that happens when people take part in work-place or other authentic activities .</text:p>
      <text:p text:style-name="Text_20_body">The next section deals with pedagogical approaches that are rooted in professional or non-educational settings.</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P3">Many design frameworks exist in diverse areas of production with varied degrees of adoption. One stream in CS stems from engineering and design thinking <text:reference-mark-start text:name="ZOTERO_ITEM CSL_CITATION {&quot;citationID&quot;:&quot;lmzbbqpf&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LcwNpYaTVT"/><text:span text:style-name="T4">(Resnick, 2007; Brennan and Resnick, 2013; Wi̇Narno et al., 2020)</text:span><text:reference-mark-end text:name="ZOTERO_ITEM CSL_CITATION {&quot;citationID&quot;:&quot;lmzbbqpf&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LcwNpYaTVT"/>.</text:p>
      <text:p text:style-name="Text_20_body"><text:soft-page-break/>A typical framework from teach engineering website (<text:span text:style-name="T1">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citationID&quot;:&quot;zelutxgt&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FFj03ADByc"/>(Csizmadia et al., 2015)<text:reference-mark-end text:name="ZOTERO_ITEM CSL_CITATION {&quot;citationID&quot;:&quot;zelutxgt&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FFj03ADByc"/>.</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P28">creative spiral image</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Broad design based approaches<text:bookmark-end text:name="broad-design-based-approaches"/></text:h>
      <text:p text:style-name="First_20_paragraph">Resnick <text:reference-mark-start text:name="ZOTERO_ITEM CSL_CITATION {&quot;citationID&quot;:&quot;xfpwcjfq&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s9yvTi2Qq1"/>(2012)<text:reference-mark-end text:name="ZOTERO_ITEM CSL_CITATION {&quot;citationID&quot;:&quot;xfpwcjfq&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s9yvTi2Qq1"/>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ypuxyelm&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LXqnv9xiCH"/>(Olsson et al., 2014)<text:reference-mark-end text:name="ZOTERO_ITEM CSL_CITATION {&quot;citationID&quot;:&quot;ypuxyelm&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LXqnv9xiCH"/>.</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text:soft-page-break/>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hydwqsye&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VPUrb2Rs2z"/>(Gamma et al., 1995)<text:reference-mark-end text:name="ZOTERO_ITEM CSL_CITATION {&quot;citationID&quot;:&quot;hydwqsye&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VPUrb2Rs2z"/>, and has also been adopted by game designers <text:reference-mark-start text:name="ZOTERO_ITEM CSL_CITATION {&quot;citationID&quot;:&quot;dmqxcpbk&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hr44MWuMg"/>(Bjork and Holopainen, 2005)<text:reference-mark-end text:name="ZOTERO_ITEM CSL_CITATION {&quot;citationID&quot;:&quot;dmqxcpbk&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hr44MWuMg"/>.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tjzanfrs&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lq1vnPkhug"/>(da Cruz Silva et al., 2019; Azimullah et al., 2020)<text:reference-mark-end text:name="ZOTERO_ITEM CSL_CITATION {&quot;citationID&quot;:&quot;tjzanfrs&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lq1vnPkhug"/></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egdpbxyb&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nfyGrCkhS"/>(2019)<text:reference-mark-end text:name="ZOTERO_ITEM CSL_CITATION {&quot;citationID&quot;:&quot;egdpbxyb&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nfyGrCkhS"/> use the second interpretation rephrasing slightly as gameplay design patterns, thus placing emphasis on the exposure to the user via playing the game. They described the utility of games design patterns as a <text:span text:style-name="T3">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psfgqnay&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6nOwIk8lLS"/>(Bjork and Holopainen, 2005)<text:reference-mark-end text:name="ZOTERO_ITEM CSL_CITATION {&quot;citationID&quot;:&quot;psfgqnay&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6nOwIk8lLS"/>.</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concepts-of-design-patterns-and-game-design-patterns"/>Using concepts of design patterns and game design patterns<text:bookmark-end text:name="using-concepts-of-design-patterns-and-game-design-patterns"/></text:h>
      <text:p text:style-name="First_20_paragraph">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iftgravw&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K2iidRUkEz"/>(Werner, Denner, et al., 2012)<text:reference-mark-end text:name="ZOTERO_ITEM CSL_CITATION {&quot;citationID&quot;:&quot;iftgravw&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K2iidRUkEz"/>. The results - a limited use of standard CT concepts by students - led them to also investigate the use of students of game mechanics as well as more traditional CS constructions <text:reference-mark-start text:name="ZOTERO_ITEM CSL_CITATION {&quot;citationID&quot;:&quot;pnvytijb&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WZUXKdXfoC"/>(Werner, Campe, et al., 2012)<text:reference-mark-end text:name="ZOTERO_ITEM CSL_CITATION {&quot;citationID&quot;:&quot;pnvytijb&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WZUXKdXfoC"/>. They began to identify use of design patterns and then combination of those patterns into large game mechanics.</text:p>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citationID&quot;:&quot;mybcgspc&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nJFbEAEbeC"/>(Hoyles and Noss, 1992)<text:reference-mark-end text:name="ZOTERO_ITEM CSL_CITATION {&quot;citationID&quot;:&quot;mybcgspc&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nJFbEAEbeC"/> Franklin and friends suggest the use of the UMC framework <text:reference-mark-start text:name="ZOTERO_ITEM CSL_CITATION {&quot;citationID&quot;:&quot;xcuychg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TzGH28P5Qb"/>(Franklin et al., 2020)<text:reference-mark-end text:name="ZOTERO_ITEM CSL_CITATION {&quot;citationID&quot;:&quot;xcuychg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TzGH28P5Qb"/>. Other work from UMC proponent Lytle suggests a list of extensions to choose from swapping create for choose <text:reference-mark-start text:name="ZOTERO_ITEM CSL_CITATION {&quot;citationID&quot;:&quot;sllripdc&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KIsQHobg7s"/>(Lytle, Catete, et al., 2019)<text:reference-mark-end text:name="ZOTERO_ITEM CSL_CITATION {&quot;citationID&quot;:&quot;sllripdc&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KIsQHobg7s"/>. Based partly on the cause of teacher stress caused by the open ended nature of the “Create” part of the model.<text:line-break/>Other researchers used to scaffold creation of coding projects by novices <text:reference-mark-start text:name="ZOTERO_ITEM CSL_CITATION {&quot;citationID&quot;:&quot;ytdankfl&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mCLLfMB5ED"/>(Wang et al., 2021)<text:reference-mark-end text:name="ZOTERO_ITEM CSL_CITATION {&quot;citationID&quot;:&quot;ytdankfl&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mCLLfMB5ED"/> and note barriers students encoutered including, mapping barriers, other</text:p>
      <text:p text:style-name="Text_20_body">GSM created a supporting pack for teachers which used challenges themed around categorisation of game design patterns.</text:p>
      <text:p text:style-name="Text_20_body"><text:soft-page-break/>The normal practice is geared towards prompts within the software with specific missions.</text:p>
      <text:p text:style-name="Text_20_body">There is little research published on how the cards were used in practice. Limitations include …</text:p>
      <text:p text:style-name="P23">GAP in the resaseach:</text:p>
      <text:p text:style-name="Text_20_body">No research for GDP pattern collection for to text code games with for CS or game studies in young people.</text:p>
      <text:p text:style-name="P23">Link paragraph to game making pedagogies</text:p>
      <text:h text:style-name="Heading_20_2" text:outline-level="2"><text:bookmark-start text:name="informal-education-pedagogies"/>Informal Education Pedagogies<text:bookmark-end text:name="informal-education-pedagogies"/></text:h>
      <text:p text:style-name="First_20_paragraph">To develop these focused professional frameworks of concepts, we now place them in the context of wider theories of community and informal learning.</text:p>
      <text:h text:style-name="Heading_20_3" text:outline-level="3"><text:bookmark-start text:name="defining-and-conceptualising-informal-education"/>Defining and conceptualising informal education<text:bookmark-end text:name="defining-and-conceptualising-informal-education"/></text:h>
      <text:p text:style-name="First_20_paragraph">Definitions of informal education are complex and beyond the remit of this literature review. Informal here is not just about a school or non-school environment <text:reference-mark-start text:name="ZOTERO_ITEM CSL_CITATION {&quot;citationID&quot;:&quot;rxwbbney&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2XUKxnvulU"/>(Sefton-Green and Erstad, 2012)<text:reference-mark-end text:name="ZOTERO_ITEM CSL_CITATION {&quot;citationID&quot;:&quot;rxwbbney&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2XUKxnvulU"/> [].</text:p>
      <text:p text:style-name="Text_20_body">Gerber define formal learning as that which happens in school and informal learning as that outside of school <text:reference-mark-start text:name="ZOTERO_ITEM CSL_CITATION {&quot;citationID&quot;:&quot;fujjcvkt&quot;,&quot;properties&quot;:{&quot;formattedCitation&quot;:&quot;(Gerber et al., 2001)&quot;,&quot;plainCitation&quot;:&quot;(Gerber et al., 2001)&quot;,&quot;noteIndex&quot;:0},&quot;citationItems&quot;:[{&quot;id&quot;:3216,&quot;uris&quot;:[&quot;http://zotero.org/users/1913249/items/3TFJAQIM&quot;,[&quot;http://zotero.org/users/1913249/items/3TFJAQIM&quot;]],&quot;itemData&quot;:{&quot;id&quot;:3216,&quot;type&quot;:&quot;article-journal&quot;,&quot;container-title&quot;:&quot;International Journal of Science Education&quot;,&quot;DOI&quot;:&quot;10.1080/09500690116959&quot;,&quot;ISSN&quot;:&quot;0950-0693, 1464-5289&quot;,&quot;issue&quot;:&quot;6&quot;,&quot;journalAbbreviation&quot;:&quot;International Journal of Science Education&quot;,&quot;language&quot;:&quot;en&quot;,&quot;page&quot;:&quot;569-583&quot;,&quot;source&quot;:&quot;DOI.org (Crossref)&quot;,&quot;title&quot;:&quot;Development of an informal learning opportunities assay&quot;,&quot;URL&quot;:&quot;http://www.tandfonline.com/doi/abs/10.1080/09500690116959&quot;,&quot;volume&quot;:&quot;23&quot;,&quot;author&quot;:[{&quot;family&quot;:&quot;Gerber&quot;,&quot;given&quot;:&quot;Brian L.&quot;},{&quot;family&quot;:&quot;Marek&quot;,&quot;given&quot;:&quot;Edmund A.&quot;},{&quot;family&quot;:&quot;Cavallo&quot;,&quot;given&quot;:&quot;Ann M. L.&quot;}],&quot;accessed&quot;:{&quot;date-parts&quot;:[[&quot;2019&quot;,7,23]]},&quot;issued&quot;:{&quot;date-parts&quot;:[[&quot;2001&quot;,6]]},&quot;citation-key&quot;:&quot;gerber_development_2001&quot;},&quot;prefix&quot;:&quot;&quot;,&quot;suffix&quot;:&quot;&quot;}],&quot;schema&quot;:&quot;https://github.com/citation-style-language/schema/raw/master/csl-citation.json&quot;} RND3uwec3gYgE"/>(Gerber et al., 2001)<text:reference-mark-end text:name="ZOTERO_ITEM CSL_CITATION {&quot;citationID&quot;:&quot;fujjcvkt&quot;,&quot;properties&quot;:{&quot;formattedCitation&quot;:&quot;(Gerber et al., 2001)&quot;,&quot;plainCitation&quot;:&quot;(Gerber et al., 2001)&quot;,&quot;noteIndex&quot;:0},&quot;citationItems&quot;:[{&quot;id&quot;:3216,&quot;uris&quot;:[&quot;http://zotero.org/users/1913249/items/3TFJAQIM&quot;,[&quot;http://zotero.org/users/1913249/items/3TFJAQIM&quot;]],&quot;itemData&quot;:{&quot;id&quot;:3216,&quot;type&quot;:&quot;article-journal&quot;,&quot;container-title&quot;:&quot;International Journal of Science Education&quot;,&quot;DOI&quot;:&quot;10.1080/09500690116959&quot;,&quot;ISSN&quot;:&quot;0950-0693, 1464-5289&quot;,&quot;issue&quot;:&quot;6&quot;,&quot;journalAbbreviation&quot;:&quot;International Journal of Science Education&quot;,&quot;language&quot;:&quot;en&quot;,&quot;page&quot;:&quot;569-583&quot;,&quot;source&quot;:&quot;DOI.org (Crossref)&quot;,&quot;title&quot;:&quot;Development of an informal learning opportunities assay&quot;,&quot;URL&quot;:&quot;http://www.tandfonline.com/doi/abs/10.1080/09500690116959&quot;,&quot;volume&quot;:&quot;23&quot;,&quot;author&quot;:[{&quot;family&quot;:&quot;Gerber&quot;,&quot;given&quot;:&quot;Brian L.&quot;},{&quot;family&quot;:&quot;Marek&quot;,&quot;given&quot;:&quot;Edmund A.&quot;},{&quot;family&quot;:&quot;Cavallo&quot;,&quot;given&quot;:&quot;Ann M. L.&quot;}],&quot;accessed&quot;:{&quot;date-parts&quot;:[[&quot;2019&quot;,7,23]]},&quot;issued&quot;:{&quot;date-parts&quot;:[[&quot;2001&quot;,6]]},&quot;citation-key&quot;:&quot;gerber_development_2001&quot;},&quot;prefix&quot;:&quot;&quot;,&quot;suffix&quot;:&quot;&quot;}],&quot;schema&quot;:&quot;https://github.com/citation-style-language/schema/raw/master/csl-citation.json&quot;} RND3uwec3gYgE"/>, Sefton-Green <text:reference-mark-start text:name="ZOTERO_ITEM CSL_CITATION {&quot;citationID&quot;:&quot;atpddfuv&quot;,&quot;properties&quot;:{&quot;formattedCitation&quot;:&quot;(Sefton-Green, 2004)&quot;,&quot;plainCitation&quot;:&quot;(Sefton-Green, 2004)&quot;,&quot;noteIndex&quot;:0},&quot;citationItems&quot;:[{&quot;id&quot;:3214,&quot;uris&quot;:[&quot;http://zotero.org/users/1913249/items/NMBYWLRS&quot;,[&quot;http://zotero.org/users/1913249/items/NMBYWLRS&quot;]],&quot;itemData&quot;:{&quot;id&quot;:3214,&quot;type&quot;:&quot;report&quot;,&quot;language&quot;:&quot;en&quot;,&quot;page&quot;:&quot;43&quot;,&quot;source&quot;:&quot;Zotero&quot;,&quot;title&quot;:&quot;Literature Review in Informal Learning with Technology Outside School&quot;,&quot;author&quot;:[{&quot;family&quot;:&quot;Sefton-Green&quot;,&quot;given&quot;:&quot;Julian&quot;}],&quot;issued&quot;:{&quot;date-parts&quot;:[[&quot;2004&quot;]]},&quot;citation-key&quot;:&quot;sefton-green_literature_2004&quot;},&quot;prefix&quot;:&quot;&quot;,&quot;suffix&quot;:&quot;&quot;}],&quot;schema&quot;:&quot;https://github.com/citation-style-language/schema/raw/master/csl-citation.json&quot;} RNDuXbNizjIpv"/>(Sefton-Green, 2004)<text:reference-mark-end text:name="ZOTERO_ITEM CSL_CITATION {&quot;citationID&quot;:&quot;atpddfuv&quot;,&quot;properties&quot;:{&quot;formattedCitation&quot;:&quot;(Sefton-Green, 2004)&quot;,&quot;plainCitation&quot;:&quot;(Sefton-Green, 2004)&quot;,&quot;noteIndex&quot;:0},&quot;citationItems&quot;:[{&quot;id&quot;:3214,&quot;uris&quot;:[&quot;http://zotero.org/users/1913249/items/NMBYWLRS&quot;,[&quot;http://zotero.org/users/1913249/items/NMBYWLRS&quot;]],&quot;itemData&quot;:{&quot;id&quot;:3214,&quot;type&quot;:&quot;report&quot;,&quot;language&quot;:&quot;en&quot;,&quot;page&quot;:&quot;43&quot;,&quot;source&quot;:&quot;Zotero&quot;,&quot;title&quot;:&quot;Literature Review in Informal Learning with Technology Outside School&quot;,&quot;author&quot;:[{&quot;family&quot;:&quot;Sefton-Green&quot;,&quot;given&quot;:&quot;Julian&quot;}],&quot;issued&quot;:{&quot;date-parts&quot;:[[&quot;2004&quot;]]},&quot;citation-key&quot;:&quot;sefton-green_literature_2004&quot;},&quot;prefix&quot;:&quot;&quot;,&quot;suffix&quot;:&quot;&quot;}],&quot;schema&quot;:&quot;https://github.com/citation-style-language/schema/raw/master/csl-citation.json&quot;} RNDuXbNizjIpv"/> complicates this view, noting that informal learning can take place in formal settings and vice-versa.</text:p>
      <text:p text:style-name="Text_20_body">Others writers <text:reference-mark-start text:name="ZOTERO_ITEM CSL_CITATION {&quot;citationID&quot;:&quot;hryfnuyd&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Cg0dGd84DO"/>(Eshach, 2007:173; Werquin, 2009)<text:reference-mark-end text:name="ZOTERO_ITEM CSL_CITATION {&quot;citationID&quot;:&quot;hryfnuyd&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Cg0dGd84DO"/>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conceptualising-informal-education-via-foundational-theory"/>Conceptualising informal education via foundational theory<text:bookmark-end text:name="conceptualising-informal-education-via-foundational-theory"/></text:h>
      <text:p text:style-name="First_20_paragraph">Foundation sociocultural approach which goes beyond a conception of transmission model of learning and embraces learning in context.</text:p>
      <text:list text:style-name="L25">
        <text:list-item>
          <text:p text:style-name="P30">Vygotsky (and friends) - foundational ideas - activity as unit of analysis - mediation via objects and ideas <text:reference-mark-start text:name="ZOTERO_ITEM CSL_CITATION {&quot;citationID&quot;:&quot;apqtuhbw&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qqoHyq9M53"/>(Luriia, 1976)<text:reference-mark-end text:name="ZOTERO_ITEM CSL_CITATION {&quot;citationID&quot;:&quot;apqtuhbw&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qqoHyq9M53"/></text:p>
        </text:list-item>
        <text:list-item>
          <text:p text:style-name="P30">Wertsch and Cole - community and context as vital in studies, role of cultural mediation in development, role of objects to study human culture (<text:span text:style-name="T1">cole_beyond_1996-1?</text:span>; <text:span text:style-name="T1">cole_culture_1995?</text:span>) .</text:p>
        </text:list-item>
        <text:list-item>
          <text:p text:style-name="P30">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4" text:outline-level="4"><text:bookmark-start text:name="informal-participatory-digital-and-gaming-communities"/>Informal, participatory, digital and gaming communities<text:bookmark-end text:name="informal-participatory-digital-and-gaming-communities"/></text:h>
      <text:p text:style-name="First_20_paragraph">Digital learning in IILP (GLAM settings) is fertile <text:reference-mark-start text:name="ZOTERO_ITEM CSL_CITATION {&quot;citationID&quot;:&quot;fgohdtmm&quot;,&quot;properties&quot;:{&quot;formattedCitation&quot;:&quot;(Schwan et al., 2014; Degner et al., 2022)&quot;,&quot;plainCitation&quot;:&quot;(Schwan et al., 2014; Degner et al., 2022)&quot;,&quot;noteIndex&quot;:0},&quot;citationItems&quot;:[{&quot;id&quot;:8721,&quot;uris&quot;:[&quot;http://zotero.org/users/1913249/items/NI47KCRP&quot;,[&quot;http://zotero.org/users/1913249/items/NI47KCRP&quot;]],&quot;itemData&quot;:{&quot;id&quot;:8721,&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URL&quot;:&quot;https://www.sciencedirect.com/science/article/pii/S2666557321000392&quot;,&quot;volume&quot;:&quot;3&quot;,&quot;author&quot;:[{&quot;family&quot;:&quot;Degner&quot;,&quot;given&quot;:&quot;Miriam&quot;},{&quot;family&quot;:&quot;Moser&quot;,&quot;given&quot;:&quot;Stephanie&quot;},{&quot;family&quot;:&quot;Lewalter&quot;,&quot;given&quot;:&quot;Doris&quot;}],&quot;accessed&quot;:{&quot;date-parts&quot;:[[&quot;2023&quot;,6,13]]},&quot;issued&quot;:{&quot;date-parts&quot;:[[&quot;2022&quot;,12,1]]},&quot;citation-key&quot;:&quot;degner_digital_2022&quot;},&quot;prefix&quot;:&quot;&quot;,&quot;suffix&quot;:&quot;&quot;},{&quot;id&quot;:8724,&quot;uris&quot;:[&quot;http://zotero.org/users/1913249/items/RSMBNEVH&quot;,[&quot;http://zotero.org/users/1913249/items/RSMBNEVH&quot;]],&quot;itemData&quot;:{&quot;id&quot;:8724,&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URL&quot;:&quot;https://doi.org/10.1080/00461520.2014.917588&quot;,&quot;volume&quot;:&quot;49&quot;,&quot;author&quot;:[{&quot;family&quot;:&quot;Schwan&quot;,&quot;given&quot;:&quot;Stephan&quot;},{&quot;family&quot;:&quot;Grajal&quot;,&quot;given&quot;:&quot;Alejandro&quot;},{&quot;family&quot;:&quot;Lewalter&quot;,&quot;given&quot;:&quot;Doris&quot;}],&quot;accessed&quot;:{&quot;date-parts&quot;:[[&quot;2023&quot;,6,13]]},&quot;issued&quot;:{&quot;date-parts&quot;:[[&quot;2014&quot;,4,3]]},&quot;citation-key&quot;:&quot;schwan_understanding_2014&quot;},&quot;prefix&quot;:&quot;&quot;,&quot;suffix&quot;:&quot;&quot;}],&quot;schema&quot;:&quot;https://github.com/citation-style-language/schema/raw/master/csl-citation.json&quot;} RNDVZ1fQf7M7L"/>(Schwan et al., 2014; Degner et al., 2022)<text:reference-mark-end text:name="ZOTERO_ITEM CSL_CITATION {&quot;citationID&quot;:&quot;fgohdtmm&quot;,&quot;properties&quot;:{&quot;formattedCitation&quot;:&quot;(Schwan et al., 2014; Degner et al., 2022)&quot;,&quot;plainCitation&quot;:&quot;(Schwan et al., 2014; Degner et al., 2022)&quot;,&quot;noteIndex&quot;:0},&quot;citationItems&quot;:[{&quot;id&quot;:8721,&quot;uris&quot;:[&quot;http://zotero.org/users/1913249/items/NI47KCRP&quot;,[&quot;http://zotero.org/users/1913249/items/NI47KCRP&quot;]],&quot;itemData&quot;:{&quot;id&quot;:8721,&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URL&quot;:&quot;https://www.sciencedirect.com/science/article/pii/S2666557321000392&quot;,&quot;volume&quot;:&quot;3&quot;,&quot;author&quot;:[{&quot;family&quot;:&quot;Degner&quot;,&quot;given&quot;:&quot;Miriam&quot;},{&quot;family&quot;:&quot;Moser&quot;,&quot;given&quot;:&quot;Stephanie&quot;},{&quot;family&quot;:&quot;Lewalter&quot;,&quot;given&quot;:&quot;Doris&quot;}],&quot;accessed&quot;:{&quot;date-parts&quot;:[[&quot;2023&quot;,6,13]]},&quot;issued&quot;:{&quot;date-parts&quot;:[[&quot;2022&quot;,12,1]]},&quot;citation-key&quot;:&quot;degner_digital_2022&quot;},&quot;prefix&quot;:&quot;&quot;,&quot;suffix&quot;:&quot;&quot;},{&quot;id&quot;:8724,&quot;uris&quot;:[&quot;http://zotero.org/users/1913249/items/RSMBNEVH&quot;,[&quot;http://zotero.org/users/1913249/items/RSMBNEVH&quot;]],&quot;itemData&quot;:{&quot;id&quot;:8724,&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URL&quot;:&quot;https://doi.org/10.1080/00461520.2014.917588&quot;,&quot;volume&quot;:&quot;49&quot;,&quot;author&quot;:[{&quot;family&quot;:&quot;Schwan&quot;,&quot;given&quot;:&quot;Stephan&quot;},{&quot;family&quot;:&quot;Grajal&quot;,&quot;given&quot;:&quot;Alejandro&quot;},{&quot;family&quot;:&quot;Lewalter&quot;,&quot;given&quot;:&quot;Doris&quot;}],&quot;accessed&quot;:{&quot;date-parts&quot;:[[&quot;2023&quot;,6,13]]},&quot;issued&quot;:{&quot;date-parts&quot;:[[&quot;2014&quot;,4,3]]},&quot;citation-key&quot;:&quot;schwan_understanding_2014&quot;},&quot;prefix&quot;:&quot;&quot;,&quot;suffix&quot;:&quot;&quot;}],&quot;schema&quot;:&quot;https://github.com/citation-style-language/schema/raw/master/csl-citation.json&quot;} RNDVZ1fQf7M7L"/></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26">
        <text:list-item>
          <text:p text:style-name="P31">guided participation framed in media literacy (<text:span text:style-name="T1">aarsand_appropriation_2016?</text:span>).</text:p>
        </text:list-item>
      </text:list>
      <text:h text:style-name="Heading_20_3" text:outline-level="3"><text:bookmark-start text:name="guided-participation-rogoff-and-communities-of-learners"/><text:soft-page-break/>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citationID&quot;:&quot;znrmvxsk&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zUTbOMIYqG"/>(Mascolo, 2009)<text:reference-mark-end text:name="ZOTERO_ITEM CSL_CITATION {&quot;citationID&quot;:&quot;znrmvxsk&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zUTbOMIYqG"/>.</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loageslg&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kzcLbRE2WZ"/>(Moll et al., 1992)<text:reference-mark-end text:name="ZOTERO_ITEM CSL_CITATION {&quot;citationID&quot;:&quot;loageslg&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kzcLbRE2WZ"/>. Research by the UK National Literacy Trust <text:reference-mark-start text:name="ZOTERO_ITEM CSL_CITATION {&quot;citationID&quot;:&quot;znhejlwr&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nMKhkhgrEj"/>(2020)<text:reference-mark-end text:name="ZOTERO_ITEM CSL_CITATION {&quot;citationID&quot;:&quot;znhejlwr&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nMKhkhgrE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uiklntz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JGdEofYy3P"/>(2014)<text:reference-mark-end text:name="ZOTERO_ITEM CSL_CITATION {&quot;citationID&quot;:&quot;uiklntz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JGdEofYy3P"/>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qblklpvo&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TWgZssMpFM"/>(Rajala et al., 2023)<text:reference-mark-end text:name="ZOTERO_ITEM CSL_CITATION {&quot;citationID&quot;:&quot;qblklpvo&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TWgZssMpFM"/></text:p>
      <text:h text:style-name="Heading_20_4" text:outline-level="4"><text:bookmark-start text:name="retro-gaming-as-a-fund-of-knowledge---move-to-intro"/>Retro Gaming as a Fund of knowledge - move to intro?<text:bookmark-end text:name="retro-gaming-as-a-fund-of-knowledge---move-to-intro"/></text:h>
      <text:list text:style-name="L27">
        <text:list-item>
          <text:p text:style-name="P32">What is retro gaming? [Nostalgia in Retro Game Design.]</text:p>
        </text:list-item>
        <text:list-item>
          <text:p text:style-name="P32">Why is it powerful in affect?</text:p>
        </text:list-item>
        <text:list-item>
          <text:p text:style-name="P32">What potential does that give to family game making?</text:p>
        </text:list-item>
      </text:list>
      <text:h text:style-name="Heading_20_2" text:outline-level="2"><text:bookmark-start text:name="relevant-case-studies-in-face-to-face-context---family-making-ito-gee-etc"/><text:soft-page-break/>Relevant case studies in face-to-face context - Family Making, Ito / Gee etc<text:bookmark-end text:name="relevant-case-studies-in-face-to-face-context---family-making-ito-gee-etc"/></text:h>
      <text:p text:style-name="First_20_paragraph">Outline case studies of similar work and identify gaps.</text:p>
      <text:p text:style-name="Text_20_body">Gap in particular exploring support for face-to-face informal communities.</text:p>
      <text:h text:style-name="Heading_20_3" text:outline-level="3"><text:bookmark-start text:name="participatory-design"/>Participatory Design<text:bookmark-end text:name="participatory-design"/></text:h>
      <text:p text:style-name="First_20_paragraph">Ideally, find a key study to bring in.</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p text:style-name="Text_20_body">It is of value to explore the community aspect…</text:p>
      <text:p text:style-name="Text_20_body">In particular s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Johnson and Robinson, 2014; Kienzler and Fontanesi, 2017).</text:p>
      <text:p text:style-name="Text_20_body">The value of rapid prototyping has been popularised by Agile design techniques as a way to avoid wasted planning time. The theory being to create a minimal proof of concept and test with users.</text:p>
      <text:p text:style-name="Text_20_body">Accelerated production methods are being applied to a wide variety of domains. Game jams draw on rapid prototyping processes, and from hackathons they add constraints to accelerate creativity <text:reference-mark-start text:name="ZOTERO_ITEM CSL_CITATION {&quot;citationID&quot;:&quot;znaehqgt&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IxbqNNQcd0"/>(Gabler et al., 2005; Arya et al., 2013)<text:reference-mark-end text:name="ZOTERO_ITEM CSL_CITATION {&quot;citationID&quot;:&quot;znaehqgt&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IxbqNNQcd0"/>.</text:p>
      <text:p text:style-name="Text_20_body">Game Jams are an a type of hackathon where participants create games individually or in teams in a time-constrained period, typically 24 or48 hours. Team events often take place in physical venues which may be part of a wider global Jams Aryaet al., 2013). Within Game Jams a breadth of materials are used including video games, interactive fiction, and even a Cardboard Jam Eberhardt,2016).</text:p>
      <text:p text:style-name="Text_20_body">Eberhardt also identifies potentially incompatible strands of Game Jams, specifically citing commercialised events and professional Game Jammers contrasted to those Jams with a social purpose with a more diverse, less target driven audience Eberhardt,2016, p. 3).</text:p>
      <text:p text:style-name="Text_20_body">Goddard et al have analysed the key aspects of Game Games including tools, organisational processes and rewards systems <text:reference-mark-start text:name="ZOTERO_ITEM CSL_CITATION {&quot;citationID&quot;:&quot;lazjycgu&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2Bud8EfHun"/>(2014)<text:reference-mark-end text:name="ZOTERO_ITEM CSL_CITATION {&quot;citationID&quot;:&quot;lazjycgu&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2Bud8EfHun"/>, using a playful vs. gameful spectrum from Caillois <text:reference-mark-start text:name="ZOTERO_ITEM CSL_CITATION {&quot;citationID&quot;:&quot;qdyrwhoe&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Gz3scWzLPM"/>(2001)<text:reference-mark-end text:name="ZOTERO_ITEM CSL_CITATION {&quot;citationID&quot;:&quot;qdyrwhoe&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Gz3scWzLPM"/>. <text:soft-page-break/>Relevant 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text:reference-mark-start text:name="ZOTERO_ITEM CSL_CITATION {&quot;citationID&quot;:&quot;yeegjxqj&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eVTZX7zAgx"/>(Games for Change, 2017)<text:reference-mark-end text:name="ZOTERO_ITEM CSL_CITATION {&quot;citationID&quot;:&quot;yeegjxqj&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eVTZX7zAgx"/> (Games for Change, 2017). Their process, the Moveable Game Jam, emphasises low-cost and both digital and analogue offline game production. The motivation is to communicate fundamentals concepts of game design process to participants.</text:p>
      <text:p text:style-name="Text_20_body">The educational motivation is design and systems thinking for young people aligned with the Framework for 21st Century Learning (Gilbert,2016).</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Eladhariand Ollila, 2012). It has a particular value in forcing an iterative approach.</text:p>
      <text:p text:style-name="Text_20_body">GAME JAMS FOR NOVICE CODERS - SEE RECENT WORK</text:p>
      <text:h text:style-name="Heading_20_3" text:outline-level="3"><text:bookmark-start text:name="mantle-of-the-expert-and-drama-processes-games"/>Mantle of the Expert (and drama processes games)<text:bookmark-end text:name="mantle-of-the-expert-and-drama-processes-games"/></text:h>
      <text:p text:style-name="First_20_paragraph">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xgrsmuei&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4kfKVLHbCx"/>(Aitken, 2013)<text:reference-mark-end text:name="ZOTERO_ITEM CSL_CITATION {&quot;citationID&quot;:&quot;xgrsmuei&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4kfKVLHbCx"/>.</text:p>
      <text:p text:style-name="Text_20_body">Heathcote discusses authenticity in detail in her writings <text:reference-mark-start text:name="ZOTERO_ITEM CSL_CITATION {&quot;citationID&quot;:&quot;dadtnngf&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8pck8wPdzO"/>(Heathcote et al., 1984)<text:reference-mark-end text:name="ZOTERO_ITEM CSL_CITATION {&quot;citationID&quot;:&quot;dadtnngf&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8pck8wPdzO"/>.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D&quot;:&quot;wqgfhllh&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EX9DOkspMv"/>(Hinton, n.d.)<text:reference-mark-end text:name="ZOTERO_ITEM CSL_CITATION {&quot;citationID&quot;:&quot;wqgfhllh&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EX9DOkspMv"/></text:p>
      <text:p text:style-name="Text_20_body">Rainer and Bolton explore some of the rigidity of the MoE approach in terms of time allocated and other factors. Rainer outlines a wider scope of a process drama <text:reference-mark-start text:name="ZOTERO_ITEM CSL_CITATION {&quot;citationID&quot;:&quot;iqtwnpcy&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trpWqeaZs"/>(2012)<text:reference-mark-end text:name="ZOTERO_ITEM CSL_CITATION {&quot;citationID&quot;:&quot;iqtwnpcy&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trpWqeaZs"/>.</text:p>
      <text:p text:style-name="P23">Other forms of process dramas and STEM education</text:p>
      <text:p text:style-name="Text_20_body">MoE is one form of other process drama. Others exist. They share similar aims. MoE can be seen as formulaic <text:reference-mark-start text:name="ZOTERO_ITEM CSL_CITATION {&quot;citationID&quot;:&quot;gpavmnud&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BgHbrH1zRp"/>(Rainer and Lewis, 2012)<text:reference-mark-end text:name="ZOTERO_ITEM CSL_CITATION {&quot;citationID&quot;:&quot;gpavmnud&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BgHbrH1zRp"/>, or prohibitively time consuming <text:reference-mark-start text:name="ZOTERO_ITEM CSL_CITATION {&quot;citationID&quot;:&quot;qfryuss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o5ibE9xB7h"/>(Heathcote and Bolton, 1994)<text:reference-mark-end text:name="ZOTERO_ITEM CSL_CITATION {&quot;citationID&quot;:&quot;qfryuss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o5ibE9xB7h"/>.</text:p>
      <text:p text:style-name="Text_20_body">Rainer chapter <text:reference-mark-start text:name="ZOTERO_ITEM CSL_CITATION {&quot;citationID&quot;:&quot;kyzosxca&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WRAtV7PZo2"/>(Rainer and Lewis, 2012)<text:reference-mark-end text:name="ZOTERO_ITEM CSL_CITATION {&quot;citationID&quot;:&quot;kyzosxca&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WRAtV7PZo2"/>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liocmrwi&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jLZ5A1kLpK"/>(Gill, 2012; Fields and Enyedy, 2013)<text:reference-mark-end text:name="ZOTERO_ITEM CSL_CITATION {&quot;citationID&quot;:&quot;liocmrwi&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jLZ5A1kLpK"/>.</text:p>
      <text:p text:style-name="Text_20_body">My own work with Manchester Met University drama education department explored the value of coding in role. <text:reference-mark-start text:name="ZOTERO_ITEM CSL_CITATION {&quot;citationID&quot;:&quot;zgtdouk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LhdfXyF51z"/>(Patterson et al., 2019)<text:reference-mark-end text:name="ZOTERO_ITEM CSL_CITATION {&quot;citationID&quot;:&quot;zgtdouk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LhdfXyF51z"/></text:p>
      <text:h text:style-name="Heading_20_3" text:outline-level="3"><text:bookmark-start text:name="digital-informal-participatory-culture-and-learning"/><text:soft-page-break/>Digital informal / participatory culture and Learning<text:bookmark-end text:name="digital-informal-participatory-culture-and-learning"/></text:h>
      <text:p text:style-name="First_20_paragraph">Livingstone Sefton green ITO and Gee</text:p>
      <text:h text:style-name="Heading_20_3" text:outline-level="3"><text:bookmark-start text:name="tinkering-and-maps-of-learning-dimensions"/>Tinkering and Maps of learning Dimensions<text:bookmark-end text:name="tinkering-and-maps-of-learning-dimensions"/></text:h>
      <text:p text:style-name="First_20_paragraph">To address the play paradox,</text:p>
      <text:h text:style-name="Heading_20_4" text:outline-level="4"><text:bookmark-start text:name="barrier---inequality-of-access-to-participatory-culture-communities---perhaps-rewrite-this-based-on-tensions"/>Barrier - Inequality of access to participatory culture communities - PERHAPS REWRITE THIS BASED ON TENSIONS<text:bookmark-end text:name="barrier---inequality-of-access-to-participatory-culture-communities---perhaps-rewrite-this-based-on-tensions"/></text:h>
      <text:p text:style-name="First_20_paragraph">In these more naturalistic settings, Ito and colleagues note that generative activities are the exception rather than norm even in expressly creative communities 2010). Productive partnerships in communities like Scratch are extremely rare compared to false starts. Studies of the New Grounds site which has a similar aim of creating media collaborations, via collabs, showed a 80 percent failure rate of collaborative projects Luther et al., 2010).</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P23">Building learner identities to address Inequalities</text:p>
      <text:p text:style-name="Text_20_body">One significant element of in this process is learner perception of their own limits. EXPLORE RESEARCH HERE.</text:p>
      <text:h text:style-name="Heading_20_3" text:outline-level="3"><text:bookmark-start text:name="barrier---lack-of-knowledge-of-cultural-processes"/>Barrier - lack of knowledge of cultural processes<text:bookmark-end text:name="barrier---lack-of-knowledge-of-cultural-processes"/></text:h>
      <text:p text:style-name="P2">Roles and practices to support learners</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Kirschner et al., 2006; Kollar et al., 2006). 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p text:style-name="Text_20_body"><text:span text:style-name="T1">Developing UMC - adding the </text:span>“<text:span text:style-name="T1">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ksdjyinb&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z1kQSH8eei"/>(Lytle, <text:soft-page-break/>Catete, et al., 2019)<text:reference-mark-end text:name="ZOTERO_ITEM CSL_CITATION {&quot;citationID&quot;:&quot;ksdjyinb&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z1kQSH8eei"/></text:p>
      <text:list text:style-name="L28">
        <text:list-item>
          <text:p text:style-name="P33">Scaffold Students and Teachers- Providing the necessary pro-gramming blocks students need to complete a choice</text:p>
        </text:list-item>
        <text:list-item>
          <text:p text:style-name="P33">Differentiate Choices by Difficulty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with the material, feeling like the creations are their own.</text:p>
        </text:list-item>
      </text:list>
      <text:p text:style-name="P35"/>
      <text:section text:style-name="Sect1" text:name="ZOTERO_BIBL {&quot;uncited&quot;:[],&quot;omitted&quot;:[],&quot;custom&quot;:[]} CSL_BIBLIOGRAPHY RND7RubyiZBmB">
        <text:p text:style-name="Bibliography_20_1">Aitken, V. (2013) ‘Dorothy Heathcote’s Mantle of the expert approach to teaching and learning: A brief introduction.’ <text:span text:style-name="T2">Connecting curriculum linking learning</text:span> pp. 34–56.</text:p>
        <text:p text:style-name="Bibliography_20_1">Arya, A., Chastine, J., Preston, J. and Fowler, A. (2013) ‘An International Study on Learning and Process Choices in the Global Game Jam:’ <text:span text:style-name="T2">International Journal of Game-Based Learning</text:span>, 3(4) pp. 27–46.</text:p>
        <text:p text:style-name="Bibliography_20_1">Azimullah, Z., An, Y. S. and Denny, P. (2020) ‘Evaluating an Interactive Tool for Teaching Design Patterns.’ <text:span text:style-name="T2">In</text:span> <text:span text:style-name="T2">Proceedings of the Twenty-Second Australasian Computing Education Conference</text:span>. Melbourne, VIC, Australia: Association for Computing Machinery (ACE’20), pp. 167–176.</text:p>
        <text:p text:style-name="Bibliography_20_1">Beyer, S., Rynes, K., Perrault, J., Hay, K. and Haller, S. (2003) ‘Gender Differences in Computer Science Students.’ <text:span text:style-name="T2">In</text:span> <text:span text:style-name="T2">Proceedings of the 34th SIGCSE Technical Symposium on Computer Science Education</text:span>. New York, NY, USA: ACM (SIGCSE ’03), pp. 49–53.</text:p>
        <text:p text:style-name="Bibliography_20_1">Bjork, S. and Holopainen, J. (2005) <text:span text:style-name="T2">Patterns in game design</text:span>. 1st ed, Hingham, Mass: Charles River Media (Charles River Media game development series).</text:p>
        <text:p text:style-name="Bibliography_20_1">Brennan, K. and Resnick, M. (2013) ‘Imagining, Creating, Playing, Sharing, Reflecting: How Online Community Supports Young People as Designers of Interactive Media.’ <text:span text:style-name="T2">In</text:span> Mouza, C. and Lavigne, N. (eds) <text:span text:style-name="T2">Emerging Technologies for the Classroom</text:span>. New York, NY: Springer New York, pp. 253–268.</text:p>
        <text:p text:style-name="Bibliography_20_1">Caillois, R. (2001) <text:span text:style-name="T2">Man, Play and Games</text:span>. Reprint edition, Urbana: University of Illinois Press.</text:p>
        <text:p text:style-name="Bibliography_20_1">da Cruz Silva, D. S., Schots, M. and Duboc, L. (2019) ‘Fostering Design Patterns Education: An Exemplar Inspired in the Angry Birds Game Franchise.’ <text:span text:style-name="T2">In</text:span> <text:span text:style-name="T2">Proceedings of the XVIII Brazilian Symposium on Software Quality</text:span>. Fortaleza, Brazil: Association for Computing Machinery (SBQS’19), pp. 168–177.</text:p>
        <text:p text:style-name="Bibliography_20_1">Csizmadia, A., Curzon, P., Dorling, M., Humphreys, S., Ng, T., Selby, C. and Woollard, J. (2015) <text:span text:style-name="T2">Computational thinking - A guide for teachers</text:span>.</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egner, M., Moser, S. and Lewalter, D. (2022) ‘Digital media in institutional informal learning places: A systematic literature review.’ <text:span text:style-name="T2">Computers and Education Open</text:span>, 3, December, p. 100068.</text:p>
        <text:p text:style-name="Bibliography_20_1">Denner, J. (2007) ‘The Girls Creating Games Program: An Innovative Approach to Integrating Technology into Middle School.’ <text:span text:style-name="T2">Meridian: A Middle School Computer Technologies Journal</text:span>, 10(1).</text:p>
        <text:p text:style-name="Bibliography_20_1">Denner, J., Werner, L., Campe, S. and Ortiz, E. (2014) ‘Using game mechanics to measure what <text:soft-page-break/>students learn from programming games.’ <text:span text:style-name="T2">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2">Computers &amp; Education</text:span>, 58(1) pp. 240–249.</text:p>
        <text:p text:style-name="Bibliography_20_1">DiSalvo, B., Guzdial, M., Bruckman, A. and McKlin, T. (2014) ‘Saving Face While Geeking Out: Video Game Testing as a Justification for Learning Computer Science.’ <text:span text:style-name="T2">Journal of the Learning Sciences</text:span>, 23(3) pp. 272–315.</text:p>
        <text:p text:style-name="Bibliography_20_1">DiSalvo, B. J., Crowley, K. and Norwood, R. (2008) ‘Learning in Context <text:s text:c="51"/>, <text:s text:c="60"/>Learning in Context: Digital Games and Young Black Men <text:s text:c="12"/>, <text:s text:c="21"/>Digital Games and Young Black Men.’ <text:span text:style-name="T2">Games and Culture</text:span>, 3(2) pp. 131–141.</text:p>
        <text:p text:style-name="Bibliography_20_1">DiSalvo, B. J., Guzdail, M., Mcklin, T., Meadows, C., Perry, K., Steward, C. and Bruckman, A. (2009) ‘Glitch Game Testers: African American Men Breaking Open the Console.’ <text:span text:style-name="T2">In</text:span> <text:span text:style-name="T2">Breaking New Ground: Innovation in Games, Play, Practice and Theory.</text:span>, p. 7.</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Eshach, H. (2007) ‘Bridging In-school and Out-of-school Learning: Formal, Non-Formal, and Informal Education.’ <text:span text:style-name="T2">Journal of Science Education and Technology</text:span>, 16(2) pp. 171–190.</text:p>
        <text:p text:style-name="Bibliography_20_1">Fields, D. and Enyedy, N. (2013) ‘Picking Up the Mantle of “Expert”: Assigned Roles, Assertion of Identity, and Peer Recognition Within a Programming Class.’ <text:span text:style-name="T2">Mind, Culture, and Activity</text:span>. Routledge, 20(2) pp. 113–131.</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ACM, pp. 14–24.</text:p>
        <text:p text:style-name="Bibliography_20_1">Gabler, K., Gray, K., Shodhan, S. and Kucic, M. (2005) ‘How to prototype a game in under 7 days.’ <text:span text:style-name="T2">Gamasutra, October</text:span>, 26.</text:p>
        <text:p text:style-name="Bibliography_20_1">Games for Change (2017) <text:span text:style-name="T2">Get your copy of The Game Jam Guide</text:span>. Games for Change. [Online] [Accessed on 30th October 2017] http://www.gamesforchange.org/2017/08/get-your-copy-of-the-the-game-jam-guide/.</text:p>
        <text:p text:style-name="Bibliography_20_1">Gamma, E., Johnson, R., Vlissides, J. and Helm, R. (1995) <text:span text:style-name="T2">Design patterns: elements of reusable object-oriented software</text:span>. Addison-Wesley.</text:p>
        <text:p text:style-name="Bibliography_20_1">Gerber, B. L., Marek, E. A. and Cavallo, A. M. L. (2001) ‘Development of an informal learning opportunities assay.’ <text:span text:style-name="T2">International Journal of Science Education</text:span>, 23(6) pp. 569–583.</text:p>
        <text:p text:style-name="Bibliography_20_1">Gill, C. (2012) ‘Process drama: Bridging the Arts and the Sciences.’ <text:span text:style-name="T2">Pertanika Journal of Social Science and Humanities</text:span>, 20, February, pp. 1299–1310.</text:p>
        <text:p text:style-name="Bibliography_20_1">Goddard, W., Byrne, R. and Mueller, F. ‘Floyd’ (2014) ‘Playful Game Jams: Guidelines for Designed Outcomes.’ <text:span text:style-name="T2">In</text:span>. ACM Press, pp. 1–10.</text:p>
        <text:p text:style-name="Bibliography_20_1"><text:soft-page-break/>Head, A., Jiang, J., Smith, J., Hearst, M. A. and Hartmann, B. (2020) ‘Composing Flexibly-Organized Step-by-Step Tutorials from Linked Source Code, Snippets, and Outputs.’ <text:span text:style-name="T2">In</text:span> <text:span text:style-name="T2">Proceedings of the 2020 CHI Conference on Human Factors in Computing Systems</text:span>. New York, NY, USA: Association for Computing Machinery (CHI ’20), pp. 1–12.</text:p>
        <text:p text:style-name="Bibliography_20_1">Heathcote, D. and Bolton, G. (1994) <text:span text:style-name="T2">Drama for Learning: Dorothy Heathcote’s Mantle of the 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Hernandez, C., Ravn, O. and Valero, P. (2015) ‘The Aalborg University PO-PBL Model from a Socio-cultural Learning Perspective.’ <text:span text:style-name="T2">Journal of Problem Based Learning in Higher Education</text:span>, 3(2).</text:p>
        <text:p text:style-name="Bibliography_20_1">Hinton, L. (n.d.) ‘Workplace-focused Development Drama (Mantle of the Expert) and Writing.’</text:p>
        <text:p text:style-name="Bibliography_20_1">Hoyles, C. and Noss, R. (1992) ‘A pedagogy for mathematical microworlds.’ <text:span text:style-name="T2">Educational Studies in Mathematics</text:span>, 23(1) pp. 31–57.</text:p>
        <text:p text:style-name="Bibliography_20_1">Kafai, Y. B., Burke, Q. and Steinkuehler, C. (2016) <text:span text:style-name="T2">Connected Gaming: What Making Video Games Can Teach Us about Learning and Literacy</text:span>. MIT Press.</text:p>
        <text:p text:style-name="Bibliography_20_1">Kafai, Y. and Burke, Q. (2014) ‘Beyond game design for broadening participation: building new clubhouses of computing for girls.’ <text:span text:style-name="T2">In</text:span> <text:span text:style-name="T2">Proceedings of Gender and IT Appropriation. Science and Practice on Dialogue - Forum for Interdisciplinary Exchange</text:span>. Siegen, Germany, Germany: European Society for Socially Embedded Technologies (Gender IT ’14), p. 21:21-21:28.</text:p>
        <text:p text:style-name="Bibliography_20_1">Kim, A. S. and Ko, A. J. (2017) ‘A Pedagogical Analysis of Online Coding Tutorials.’ <text:span text:style-name="T2">In</text:span> <text:span text:style-name="T2">Proceedings of the 2017 ACM SIGCSE Technical Symposium on Computer Science Education</text:span>. New York, NY, USA: Association for Computing Machinery (SIGCSE ’17), pp. 321–326.</text:p>
        <text:p text:style-name="Bibliography_20_1">Kynigos, C. (2007) ‘Half-Baked Logo Microworlds as Boundary Objects in Integrated Design.’ <text:span text:style-name="T2">Informatics in Education - An International Journal</text:span>, 6(2) pp. 335–359.</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ee, I., Martin, F., Denner, J., Coulter, B., Allan, W., Erickson, J., Malyn-Smith, J. and Werner, L. (2011) ‘Computational thinking for youth in practice.’ <text:span text:style-name="T2">ACM Inroads</text:span>, 2(1) pp. 32–37.</text:p>
        <text:p text:style-name="Bibliography_20_1">Luriia, A. R. (1976) <text:span text:style-name="T2">Cognitive development: Its cultural and social foundations</text:span>. Harvard university press.</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York, NY, USA: Association for Computing Machinery (WiPSCE’19), pp. 1–6.</text:p>
        <text:p text:style-name="Bibliography_20_1">Macnaught, L., Maton, K., Martin, J. R. and Matruglio, E. (2013) ‘Jointly constructing semantic waves: <text:soft-page-break/>Implications for teacher training.’ <text:span text:style-name="T2">Linguistics and Education</text:span>. (Cumulative knowledge-building in secondary schooling), 24(1) pp. 50–63.</text:p>
        <text:p text:style-name="Bibliography_20_1">Margolis, J. and Fisher, A. (2002) <text:span text:style-name="T2">Unlocking the clubhouse: women in computing</text:span>. Cambridge, Mass: MIT Press.</text:p>
        <text:p text:style-name="Bibliography_20_1">Mascolo, M. (2009) ‘Beyond Student-Centered and Teacher-Centered Pedagogy: Teaching and Learning as Guided Participation.’ <text:span text:style-name="T2">Pedagogy and the Human Sciences</text:span>, 1(1) pp. 3–27.</text:p>
        <text:p text:style-name="Bibliography_20_1">Moll, L. C., Amanti, C., Neff, D. and Gonzalez, N. (1992) ‘Funds of knowledge for teaching: using a qualitative approach to connect homes and classrooms.’ <text:span text:style-name="T2">Theory into Practice</text:span>, 31(2,) pp. 132–141.</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1993) <text:span text:style-name="T2">The children’s machine: rethinking school in the age of the computer</text:span>. New York: BasicBooks.</text:p>
        <text:p text:style-name="Bibliography_20_1">Papert, S. and Turkle, S. (1990) ‘Epistemological Pluralism and the Revaluation of the Concrete.’ <text:span text:style-name="T2">Signs</text:span>, 16(1).</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lletier, C. (2008) ‘Gaming in Context: How Young People Construct Their Gendered Identities in Playing and Making Games.’ <text:span text:style-name="T2">In</text:span> Kafai, Y. B., Heeter, C., Denner, J., Sun, J. Y., Kafai, Y. B., and Sun, J. Y. (eds) <text:span text:style-name="T2">Beyond Barbie and Mortal Kombat: New Perspectives on Gender and Gaming</text:span>. Cambridge, MA: MIT Press, pp. 145–159.</text:p>
        <text:p text:style-name="Bibliography_20_1">Picton, I., Clark, C. and Judge, T. (2020) <text:span text:style-name="T2">Video game playing and literacy: a survey of young people aged 11 to 16</text:span>. National Literacy Trust, p. 31.</text:p>
        <text:p text:style-name="Bibliography_20_1">Preston, D. (2006) ‘Using collaborative learning research to enhance pair programming pedagogy.’ <text:span text:style-name="T2">ACM SIGITE Newsletter</text:span>, 3(1) pp. 16–21.</text:p>
        <text:p text:style-name="Bibliography_20_1">Rainer, J. and Lewis, M. (2012) <text:span text:style-name="T2">Drama at the Heart of the Secondary School: Projects to Promote Authentic Learning</text:span>. Routledge.</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snick, M. (2007) ‘All I really need to know (about creative thinking) I learned (by studying how children learn) in kindergarten.’ <text:span text:style-name="T2">In</text:span> <text:span text:style-name="T2">Proceedings of the 6th ACM SIGCHI conference on Creativity &amp; cognition</text:span>. ACM, pp. 1–6.</text:p>
        <text:p text:style-name="Bibliography_20_1">Resnick, M. (2012) <text:span text:style-name="T2">ScratchEd: Working with teachers to develop design-based <text:s/>approaches to the cultivation of computational thinking</text:span>. MIT.</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bertson, J. (2012) ‘Making games in the classroom: Benefits and gender concerns.’ <text:span text:style-name="T2">Computers &amp; </text:span><text:soft-page-break/><text:span text:style-name="T2">Education</text:span>, 59(2) pp. 385–398.</text:p>
        <text:p text:style-name="Bibliography_20_1">Robertson, J. (2013) ‘The influence of a game-making project on male and female learners’ attitudes to computing.’ <text:span text:style-name="T2">Computer Science Education</text:span>, 23(1) pp. 58–83.</text:p>
        <text:p text:style-name="Bibliography_20_1">Robertson, J. and Nicholson, K. (2007) ‘Adventure Author: a learning environment to support creative design.’ <text:span text:style-name="T2">In</text:span> <text:span text:style-name="T2">Proceedings of the 6th international conference on Interaction design and children</text:span>. ACM, pp. 37–44.</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Roque, R. V. (2016) <text:span text:style-name="T2">Family creative learning : designing structures to engage kids and parents as computational creators</text:span>. Thesis. Massachusetts Institute of Technology.</text:p>
        <text:p text:style-name="Bibliography_20_1">Schwan, S., Grajal, A. and Lewalter, D. (2014) ‘Understanding and Engagement in Places of Science Experience: Science Museums, Science Centers, Zoos, and Aquariums.’ <text:span text:style-name="T2">Educational Psychologist</text:span>. Routledge, 49(2) pp. 70–85.</text:p>
        <text:p text:style-name="Bibliography_20_1">Sefton-Green, J. (2004) <text:span text:style-name="T2">Literature Review in Informal Learning with Technology Outside School</text:span>, p. 43.</text:p>
        <text:p text:style-name="Bibliography_20_1">Sefton-Green, J. and Erstad, O. (2012) ‘Identity, Community, and Learning Lives in the Digital Age.’ <text:span text:style-name="T2">In</text:span> Erstad, O. and Sefton-Green, J. (eds) <text:span text:style-name="T2">Identity, Community, and Learning Lives in the Digital Age</text:span>. 1st ed., Cambridge University Press, pp. 1–20.</text:p>
        <text:p text:style-name="Bibliography_20_1">Thayer, K. and Ko, A. J. (2017) ‘Barriers Faced by Coding Bootcamp Students.’ <text:span text:style-name="T2">In</text:span> <text:span text:style-name="T2">Proceedings of the 2017 ACM Conference on International Computing Education Research</text:span>. New York, NY, USA: Association for Computing Machinery (ICER ’17), pp. 245–253.</text:p>
        <text:p text:style-name="Bibliography_20_1">Wang, W., Kwatra, A., Skripchuk, J., Gomes, N., Milliken, A., Martens, C., Barnes, T. and Price, T. (2021) ‘Novices’ Learning Barriers When Using Code Examples in Open-Ended Programming.’ <text:span text:style-name="T2">In</text:span> <text:span text:style-name="T2">Proceedings of the 26th ACM Conference on Innovation and Technology in Computer Science Education V. 1</text:span>. New York, NY, USA: Association for Computing Machinery (ITiCSE ’21), pp. 394–400.</text:p>
        <text:p text:style-name="Bibliography_20_1">Werner, L., Campe, S. and Denner, J. (2012) ‘Children learning computer science concepts via Alice game-programming.’ <text:span text:style-name="T2">In</text:span> <text:span text:style-name="T2">Proceedings of the 43rd ACM technical symposium on Computer Science Education</text:span>. New York, NY, USA: Association for Computing Machinery (SIGCSE ’12), pp. 427–432.</text:p>
        <text:p text:style-name="Bibliography_20_1">Werner, L., Denner, J. and Campe, S. (2014) ‘Children Programming Games: A Strategy for Measuring Computational Learning.’ <text:span text:style-name="T2">ACM Transactions on Computing Education</text:span>, 14(4) pp. 1–22.</text:p>
        <text:p text:style-name="Bibliography_20_1">Werner, L., Denner, J., Campe, S. and Kawamoto, D. C. (2012) ‘The Fairy Performance Assessment: Measuring Computational Thinking in Middle School.’ <text:span text:style-name="T2">In</text:span> <text:span text:style-name="T2">Proceedings of the 43rd ACM Technical Symposium on Computer Science Education</text:span>. New York, NY, USA: ACM (SIGCSE ’12), pp. 215–220.</text:p>
        <text:p text:style-name="Bibliography_20_1">Werner, L., Denner, J., Campe, S., Ortiz, E., DeLay, D., Hartl, A. C. and Laursen, B. (2013) ‘Pair programming for middle school students: does friendship influence academic outcomes?’ <text:span text:style-name="T2">In</text:span>. ACM Press, p. 421.</text:p>
        <text:p text:style-name="Bibliography_20_1">Werquin, P. (2009) ‘Recognition of Non-formal and Informal Learning in OECD Countries: an Overview of Some Key Issues.’ <text:span text:style-name="T2">Recognition of Non-formal and Informal Learning in OECD Countries: an </text:span><text:soft-page-break/><text:span text:style-name="T2">Overview of Some Key Issues</text:span>, (03/2009) March.</text:p>
        <text:p text:style-name="Bibliography_20_1">Wi̇Narno, N., Rusdi̇Ana, D., Samsudi̇N, A., Susi̇Lowati̇, E., Ahmad, N. and Afi̇Fah, R. M. A. (2020) ‘The steps of the Engineering Design Process (EDP) in science education: A systematic literature review.’ <text:span text:style-name="T2">Journal for the Education of Gifted Young Scientists</text:span>, 8(4) pp. 1345–1360.</text:p>
        <text:p text:style-name="Bibliography_20_1">Wing, J. M. (2008) ‘Computational thinking and thinking about computing.’ <text:span text:style-name="T2">Philosophical Transactions of the Royal Society A: Mathematical, Physical and Engineering Sciences</text:span>, 366(1881) pp. 3717–3725.</text:p>
        <text:p text:style-name="Bibliography_20_1">Xiao, L. and Carroll, J. M. (2007) ‘Fostering an informal learning community of computer technologies at school.’ <text:span text:style-name="T2">Behaviour &amp; Information Technology</text:span>. Taylor &amp; Francis, 26(1) pp. 23–36.</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3-10-03T20:12:10Z</meta:creation-date>
    <dc:date>2023-10-03T21:13:25.130205579</dc:date>
    <meta:editing-duration>PT33S</meta:editing-duration>
    <meta:editing-cycles>1</meta:editing-cycles>
    <meta:document-statistic meta:table-count="0" meta:image-count="0" meta:object-count="0" meta:page-count="22" meta:paragraph-count="386" meta:word-count="9824" meta:character-count="63577" meta:non-whitespace-character-count="54122"/>
    <meta:user-defined meta:name="ZOTERO_PREF_1">&lt;data data-version="3" zotero-version="6.0.27"&gt;&lt;session id="Ga880HdV"/&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